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Sendnya" svg:font-family="Sendnya"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503cm" fo:margin-left="0.002cm" fo:margin-top="0cm" fo:margin-bottom="0cm" table:align="left" style:writing-mode="lr-tb"/>
    </style:style>
    <style:style style:name="Table1.A" style:family="table-column">
      <style:table-column-properties style:column-width="17.503cm"/>
    </style:style>
    <style:style style:name="Table1.1" style:family="table-row">
      <style:table-row-properties fo:keep-together="always"/>
    </style:style>
    <style:style style:name="Table1.A1" style:family="table-cell">
      <style:table-cell-properties style:vertical-align="middle" fo:padding-left="0.191cm" fo:padding-right="0.191cm" fo:padding-top="0cm" fo:padding-bottom="0cm" fo:border="none"/>
    </style:style>
    <style:style style:name="Table1.2" style:family="table-row">
      <style:table-row-properties style:min-row-height="0.753cm" fo:keep-together="always"/>
    </style:style>
    <style:style style:name="Table1.3" style:family="table-row">
      <style:table-row-properties style:min-row-height="0.157cm" fo:keep-together="always"/>
    </style:style>
    <style:style style:name="P1" style:family="paragraph" style:parent-style-name="Standard">
      <style:paragraph-properties fo:text-align="center" style:justify-single-word="false"/>
      <style:text-properties style:font-name="Times New Roman" fo:font-size="6pt" style:font-size-asian="6pt" style:font-name-complex="Times New Roman1" style:font-size-complex="6pt"/>
    </style:style>
    <style:style style:name="P2" style:family="paragraph" style:parent-style-name="Standard">
      <style:text-properties style:font-name="Times New Roman" fo:font-size="9pt" fo:language="en" fo:country="US" style:font-size-asian="9pt" style:font-name-complex="Times New Roman1" style:font-size-complex="11pt"/>
    </style:style>
    <style:style style:name="P3" style:family="paragraph" style:parent-style-name="Standard">
      <style:paragraph-properties fo:text-align="justify" style:justify-single-word="false" style:snap-to-layout-grid="false"/>
      <style:text-properties style:font-name="Times New Roman" fo:language="en" fo:country="IN" style:font-name-complex="Times New Roman1"/>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snap-to-layout-grid="false"/>
    </style:style>
    <style:style style:name="P6" style:family="paragraph" style:parent-style-name="Standard">
      <style:paragraph-properties fo:text-align="justify" style:justify-single-word="false" style:snap-to-layout-grid="false"/>
      <style:text-properties officeooo:paragraph-rsid="0014ab28"/>
    </style:style>
    <style:style style:name="P7" style:family="paragraph" style:parent-style-name="Standard">
      <style:paragraph-properties fo:text-align="justify" style:justify-single-word="false" style:snap-to-layout-grid="false"/>
      <style:text-properties officeooo:paragraph-rsid="00170af6"/>
    </style:style>
    <style:style style:name="P8" style:family="paragraph" style:parent-style-name="Standard">
      <style:paragraph-properties fo:text-align="justify" style:justify-single-word="false" style:snap-to-layout-grid="false"/>
      <style:text-properties officeooo:paragraph-rsid="00293ae6"/>
    </style:style>
    <style:style style:name="P9" style:family="paragraph" style:parent-style-name="Standard">
      <style:paragraph-properties fo:text-align="justify" style:justify-single-word="false" style:snap-to-layout-grid="false"/>
      <style:text-properties officeooo:paragraph-rsid="002fdc28"/>
    </style:style>
    <style:style style:name="P10" style:family="paragraph" style:parent-style-name="Standard">
      <style:paragraph-properties fo:text-align="justify" style:justify-single-word="false" style:snap-to-layout-grid="false"/>
      <style:text-properties officeooo:paragraph-rsid="00665fc9"/>
    </style:style>
    <style:style style:name="P11" style:family="paragraph" style:parent-style-name="Standard">
      <style:paragraph-properties fo:text-align="justify" style:justify-single-word="false" style:snap-to-layout-grid="false"/>
      <style:text-properties officeooo:paragraph-rsid="00736fec"/>
    </style:style>
    <style:style style:name="P12" style:family="paragraph" style:parent-style-name="Standard">
      <style:paragraph-properties fo:text-align="justify" style:justify-single-word="false" style:snap-to-layout-grid="false"/>
      <style:text-properties officeooo:paragraph-rsid="0080337f"/>
    </style:style>
    <style:style style:name="P13" style:family="paragraph" style:parent-style-name="Standard">
      <style:paragraph-properties fo:text-align="justify" style:justify-single-word="false" style:snap-to-layout-grid="false"/>
      <style:text-properties officeooo:paragraph-rsid="00809437"/>
    </style:style>
    <style:style style:name="P14" style:family="paragraph" style:parent-style-name="Standard">
      <style:paragraph-properties fo:text-align="justify" style:justify-single-word="false" style:snap-to-layout-grid="false"/>
      <style:text-properties officeooo:paragraph-rsid="008b0010"/>
    </style:style>
    <style:style style:name="P15" style:family="paragraph" style:parent-style-name="Standard">
      <style:paragraph-properties fo:text-align="justify" style:justify-single-word="false" style:snap-to-layout-grid="false"/>
      <style:text-properties officeooo:paragraph-rsid="00cde8a5"/>
    </style:style>
    <style:style style:name="P16" style:family="paragraph" style:parent-style-name="Standard">
      <style:paragraph-properties fo:text-align="justify" style:justify-single-word="false" style:snap-to-layout-grid="false"/>
      <style:text-properties officeooo:paragraph-rsid="00d0d7a7"/>
    </style:style>
    <style:style style:name="P17" style:family="paragraph" style:parent-style-name="Standard">
      <style:paragraph-properties fo:text-align="justify" style:justify-single-word="false" style:snap-to-layout-grid="false"/>
      <style:text-properties officeooo:paragraph-rsid="0114ab76"/>
    </style:style>
    <style:style style:name="P18" style:family="paragraph" style:parent-style-name="Standard">
      <style:paragraph-properties fo:text-align="justify" style:justify-single-word="false" style:snap-to-layout-grid="false"/>
      <style:text-properties officeooo:paragraph-rsid="014012bc"/>
    </style:style>
    <style:style style:name="P19" style:family="paragraph" style:parent-style-name="Standard">
      <style:paragraph-properties fo:text-align="justify" style:justify-single-word="false" style:snap-to-layout-grid="false"/>
      <style:text-properties officeooo:paragraph-rsid="0116d3ac"/>
    </style:style>
    <style:style style:name="P20" style:family="paragraph" style:parent-style-name="Standard">
      <style:paragraph-properties fo:text-align="justify" style:justify-single-word="false" style:snap-to-layout-grid="false"/>
      <style:text-properties officeooo:paragraph-rsid="0126bab6"/>
    </style:style>
    <style:style style:name="P21" style:family="paragraph" style:parent-style-name="Standard">
      <style:text-properties fo:color="#000000" fo:font-size="8pt" fo:language="en" fo:country="US" fo:font-weight="bold" style:font-size-asian="8pt" style:font-weight-asian="bold" style:font-size-complex="8pt"/>
    </style:style>
    <style:style style:name="P22" style:family="paragraph" style:parent-style-name="Standard">
      <style:paragraph-properties fo:text-align="justify" style:justify-single-word="false" style:snap-to-layout-grid="false"/>
      <style:text-properties fo:color="#000000" style:font-name="Times New Roman" fo:language="en" fo:country="IN" style:font-name-complex="Times New Roman1"/>
    </style:style>
    <style:style style:name="P23" style:family="paragraph" style:parent-style-name="Standard">
      <style:paragraph-properties fo:text-align="justify" style:justify-single-word="false" style:snap-to-layout-grid="false"/>
      <style:text-properties fo:color="#000000" style:font-name="Times New Roman" fo:font-size="10pt" fo:language="en" fo:country="IN" fo:font-weight="normal" style:font-size-asian="10pt" style:font-weight-asian="normal" style:font-name-complex="Times New Roman1" style:font-size-complex="10pt" style:font-weight-complex="normal"/>
    </style:style>
    <style:style style:name="P24" style:family="paragraph" style:parent-style-name="Standard">
      <style:paragraph-properties fo:text-align="justify" style:justify-single-word="false" style:snap-to-layout-grid="false"/>
      <style:text-properties fo:font-variant="small-caps" style:font-name="Times New Roman" fo:language="en" fo:country="US" fo:font-style="normal" fo:font-weight="bold" officeooo:paragraph-rsid="001d385b" style:font-style-asian="normal" style:font-weight-asian="bold" style:font-name-complex="Times New Roman1" style:font-style-complex="normal" style:font-weight-complex="bold"/>
    </style:style>
    <style:style style:name="P25" style:family="paragraph" style:parent-style-name="Standard">
      <style:paragraph-properties fo:text-align="justify" style:justify-single-word="false" style:snap-to-layout-grid="false"/>
      <style:text-properties fo:font-variant="small-caps" style:font-name="Times New Roman" fo:language="en" fo:country="US" fo:font-style="normal" fo:font-weight="bold" officeooo:rsid="001bd65f" officeooo:paragraph-rsid="0058ba51" style:font-style-asian="normal" style:font-weight-asian="bold" style:font-name-complex="Times New Roman1" style:font-style-complex="normal" style:font-weight-complex="bold"/>
    </style:style>
    <style:style style:name="P26" style:family="paragraph" style:parent-style-name="Standard">
      <style:paragraph-properties fo:text-align="justify" style:justify-single-word="false" style:snap-to-layout-grid="false"/>
      <style:text-properties fo:font-variant="small-caps" style:font-name="Times New Roman" fo:language="en" fo:country="US" fo:font-style="normal" fo:font-weight="bold" officeooo:rsid="001bd65f" officeooo:paragraph-rsid="007194d6" style:font-style-asian="normal" style:font-weight-asian="bold" style:font-name-complex="Times New Roman1" style:font-style-complex="normal" style:font-weight-complex="bold"/>
    </style:style>
    <style:style style:name="P27" style:family="paragraph" style:parent-style-name="Standard">
      <style:paragraph-properties fo:text-align="justify" style:justify-single-word="false" style:snap-to-layout-grid="false"/>
      <style:text-properties fo:font-variant="small-caps" style:font-name="Times New Roman" fo:language="en" fo:country="US" fo:font-style="normal" fo:font-weight="bold" officeooo:rsid="001bd65f" officeooo:paragraph-rsid="00736fec" style:font-style-asian="normal" style:font-weight-asian="bold" style:font-name-complex="Times New Roman1" style:font-style-complex="normal" style:font-weight-complex="bold"/>
    </style:style>
    <style:style style:name="P28" style:family="paragraph" style:parent-style-name="Standard">
      <style:paragraph-properties fo:text-align="justify" style:justify-single-word="false" style:snap-to-layout-grid="false"/>
      <style:text-properties fo:font-variant="small-caps" style:font-name="Times New Roman" fo:language="en" fo:country="US" fo:font-style="normal" fo:font-weight="bold" officeooo:rsid="001bd65f" officeooo:paragraph-rsid="00ab651d" style:font-style-asian="normal" style:font-weight-asian="bold" style:font-name-complex="Times New Roman1" style:font-style-complex="normal" style:font-weight-complex="bold"/>
    </style:style>
    <style:style style:name="P29" style:family="paragraph" style:parent-style-name="Standard">
      <style:paragraph-properties fo:text-align="justify" style:justify-single-word="false" style:snap-to-layout-grid="false"/>
      <style:text-properties fo:font-variant="small-caps" style:font-name="Times New Roman" fo:language="en" fo:country="US" fo:font-style="normal" fo:font-weight="bold" officeooo:rsid="001bd65f" officeooo:paragraph-rsid="00e60da7" style:font-style-asian="normal" style:font-weight-asian="bold" style:font-name-complex="Times New Roman1" style:font-style-complex="normal" style:font-weight-complex="bold"/>
    </style:style>
    <style:style style:name="P30" style:family="paragraph" style:parent-style-name="Standard">
      <style:paragraph-properties fo:text-align="justify" style:justify-single-word="false" style:snap-to-layout-grid="false"/>
      <style:text-properties fo:font-variant="small-caps" style:font-name="Times New Roman" fo:language="en" fo:country="US" fo:font-style="normal" officeooo:rsid="001bd65f" officeooo:paragraph-rsid="00290162" style:font-style-asian="normal" style:font-name-complex="Times New Roman1" style:font-style-complex="normal"/>
    </style:style>
    <style:style style:name="P31" style:family="paragraph" style:parent-style-name="Standard">
      <style:paragraph-properties fo:text-align="justify" style:justify-single-word="false" style:snap-to-layout-grid="false"/>
      <style:text-properties fo:font-variant="small-caps" style:font-name="Times New Roman" fo:language="en" fo:country="US" fo:font-weight="bold" style:font-weight-asian="bold" style:font-name-complex="Times New Roman1" style:font-weight-complex="bold"/>
    </style:style>
    <style:style style:name="P32" style:family="paragraph" style:parent-style-name="Standard">
      <style:paragraph-properties fo:text-align="justify" style:justify-single-word="false" style:snap-to-layout-grid="false">
        <style:tab-stops>
          <style:tab-stop style:position="0.635cm"/>
        </style:tab-stops>
      </style:paragraph-properties>
      <style:text-properties fo:font-variant="small-caps" style:font-name="Times New Roman" fo:language="en" fo:country="US" officeooo:paragraph-rsid="01592d57" style:font-name-complex="Times New Roman1"/>
    </style:style>
    <style:style style:name="P33" style:family="paragraph" style:parent-style-name="Standard">
      <style:paragraph-properties fo:text-align="justify" style:justify-single-word="false" style:snap-to-layout-grid="false"/>
      <style:text-properties fo:font-variant="small-caps" style:text-position="0% 100%" style:font-name="Times New Roman" fo:language="en" fo:country="IN" fo:font-style="normal" officeooo:rsid="00290162" officeooo:paragraph-rsid="00290162" style:font-style-asian="normal" style:font-name-complex="Times New Roman1" style:font-style-complex="normal"/>
    </style:style>
    <style:style style:name="P34" style:family="paragraph" style:parent-style-name="Standard">
      <style:paragraph-properties fo:text-align="justify" style:justify-single-word="false" style:snap-to-layout-grid="false"/>
      <style:text-properties fo:font-variant="small-caps" style:text-position="0% 100%" style:font-name="Times New Roman" fo:language="en" fo:country="IN" fo:font-style="normal" style:text-underline-style="none" fo:font-weight="normal" officeooo:rsid="00736fec" officeooo:paragraph-rsid="0080337f" style:font-style-asian="normal" style:font-weight-asian="normal" style:font-name-complex="Times New Roman1" style:font-style-complex="normal" style:font-weight-complex="normal"/>
    </style:style>
    <style:style style:name="P35" style:family="paragraph" style:parent-style-name="Standard">
      <style:paragraph-properties fo:text-align="justify" style:justify-single-word="false" style:snap-to-layout-grid="false"/>
      <style:text-properties fo:font-variant="small-caps" style:text-position="0% 100%" style:font-name="Times New Roman" fo:language="en" fo:country="IN" fo:font-style="normal" style:text-underline-style="none" officeooo:rsid="00273080" officeooo:paragraph-rsid="008b0010" style:font-style-asian="normal" style:font-name-complex="Times New Roman1" style:font-style-complex="normal"/>
    </style:style>
    <style:style style:name="P36" style:family="paragraph" style:parent-style-name="Standard">
      <style:paragraph-properties fo:text-align="justify" style:justify-single-word="false" style:snap-to-layout-grid="false"/>
      <style:text-properties fo:font-variant="small-caps" style:text-position="0% 100%" style:font-name="Times New Roman" fo:language="en" fo:country="IN" fo:font-style="normal" style:text-underline-style="none" officeooo:rsid="00273080" officeooo:paragraph-rsid="00ad2862" style:font-style-asian="normal" style:font-name-complex="Times New Roman1" style:font-style-complex="normal"/>
    </style:style>
    <style:style style:name="P37" style:family="paragraph" style:parent-style-name="Standard">
      <style:paragraph-properties fo:text-align="justify" style:justify-single-word="false" style:snap-to-layout-grid="false"/>
      <style:text-properties fo:font-variant="small-caps" style:text-position="0% 100%" style:font-name="Times New Roman" fo:language="en" fo:country="IN" fo:font-style="normal" fo:font-weight="bold" officeooo:rsid="011c69e4" officeooo:paragraph-rsid="011c69e4" style:font-style-asian="normal" style:font-weight-asian="bold" style:font-name-complex="Times New Roman1" style:font-style-complex="normal" style:font-weight-complex="bold"/>
    </style:style>
    <style:style style:name="P38" style:family="paragraph" style:parent-style-name="Standard">
      <style:paragraph-properties fo:text-align="justify" style:justify-single-word="false" style:snap-to-layout-grid="false"/>
      <style:text-properties fo:font-variant="small-caps" style:text-position="0% 100%" style:font-name="Times New Roman" fo:language="en" fo:country="US" fo:font-style="normal" fo:font-weight="bold" officeooo:rsid="001bd65f" officeooo:paragraph-rsid="011c69e4" style:font-style-asian="normal" style:font-weight-asian="bold" style:font-name-complex="Times New Roman1" style:font-style-complex="normal" style:font-weight-complex="bold"/>
    </style:style>
    <style:style style:name="P39" style:family="paragraph" style:parent-style-name="Standard">
      <style:paragraph-properties fo:text-align="justify" style:justify-single-word="false" style:snap-to-layout-grid="false"/>
      <style:text-properties officeooo:rsid="001bd65f" officeooo:paragraph-rsid="00290162"/>
    </style:style>
    <style:style style:name="P40" style:family="paragraph" style:parent-style-name="Standard">
      <style:paragraph-properties fo:text-align="justify" style:justify-single-word="false" style:snap-to-layout-grid="false"/>
      <style:text-properties officeooo:rsid="004a909c" officeooo:paragraph-rsid="00558f62"/>
    </style:style>
    <style:style style:name="P41" style:family="paragraph" style:parent-style-name="Standard">
      <style:paragraph-properties fo:text-align="justify" style:justify-single-word="false" style:snap-to-layout-grid="false"/>
      <style:text-properties officeooo:rsid="004a909c" officeooo:paragraph-rsid="0058ba51"/>
    </style:style>
    <style:style style:name="P42" style:family="paragraph" style:parent-style-name="Standard">
      <style:paragraph-properties fo:text-align="justify" style:justify-single-word="false" style:snap-to-layout-grid="false"/>
      <style:text-properties officeooo:rsid="009c53bc" officeooo:paragraph-rsid="009c53bc"/>
    </style:style>
    <style:style style:name="P43" style:family="paragraph" style:parent-style-name="Standard">
      <style:paragraph-properties fo:text-align="justify" style:justify-single-word="false" style:snap-to-layout-grid="false"/>
      <style:text-properties style:text-position="0% 100%" officeooo:rsid="002272aa" officeooo:paragraph-rsid="00170af6"/>
    </style:style>
    <style:style style:name="P44" style:family="paragraph" style:parent-style-name="Standard">
      <style:paragraph-properties fo:text-align="justify" style:justify-single-word="false" style:snap-to-layout-grid="false"/>
      <style:text-properties style:text-position="0% 100%" style:font-name="Times New Roman" fo:language="en" fo:country="IN" officeooo:rsid="002b906f" officeooo:paragraph-rsid="002fdc28" style:font-name-complex="Times New Roman1"/>
    </style:style>
    <style:style style:name="P45" style:family="paragraph" style:parent-style-name="Standard">
      <style:paragraph-properties fo:text-align="justify" style:justify-single-word="false" style:snap-to-layout-grid="false"/>
      <style:text-properties style:text-position="0% 100%" style:font-name="Times New Roman" fo:language="en" fo:country="IN" officeooo:rsid="0035fb1d" officeooo:paragraph-rsid="002fdc28" style:font-name-complex="Times New Roman1"/>
    </style:style>
    <style:style style:name="P46" style:family="paragraph" style:parent-style-name="Standard">
      <style:paragraph-properties fo:text-align="justify" style:justify-single-word="false" style:snap-to-layout-grid="false"/>
      <style:text-properties style:text-position="0% 100%" style:font-name="Times New Roman" fo:language="en" fo:country="IN" officeooo:rsid="004eba36" officeooo:paragraph-rsid="00558f62" style:font-name-complex="Times New Roman1"/>
    </style:style>
    <style:style style:name="P47" style:family="paragraph" style:parent-style-name="Standard">
      <style:paragraph-properties fo:text-align="justify" style:justify-single-word="false" style:snap-to-layout-grid="false"/>
      <style:text-properties style:text-position="0% 100%" style:font-name="Times New Roman" fo:language="en" fo:country="IN" officeooo:rsid="004eba36" officeooo:paragraph-rsid="007194d6" style:font-name-complex="Times New Roman1"/>
    </style:style>
    <style:style style:name="P48" style:family="paragraph" style:parent-style-name="Standard">
      <style:paragraph-properties fo:text-align="justify" style:justify-single-word="false" style:snap-to-layout-grid="false"/>
      <style:text-properties style:text-position="0% 100%" style:font-name="Times New Roman" fo:language="en" fo:country="IN" style:text-underline-style="none" officeooo:rsid="00693985" officeooo:paragraph-rsid="00665fc9" style:font-name-complex="Times New Roman1"/>
    </style:style>
    <style:style style:name="P49" style:family="paragraph" style:parent-style-name="Standard">
      <style:paragraph-properties fo:text-align="justify" style:justify-single-word="false" style:snap-to-layout-grid="false"/>
      <style:text-properties style:text-position="0% 100%" style:font-name="Times New Roman" fo:language="en" fo:country="IN" style:text-underline-style="none" officeooo:rsid="006f98fd" officeooo:paragraph-rsid="00736fec" style:font-name-complex="Times New Roman1"/>
    </style:style>
    <style:style style:name="P50" style:family="paragraph" style:parent-style-name="Standard">
      <style:paragraph-properties fo:text-align="justify" style:justify-single-word="false" style:snap-to-layout-grid="false"/>
      <style:text-properties style:text-position="0% 100%" style:font-name="Times New Roman" fo:language="en" fo:country="IN" style:text-underline-style="none" officeooo:rsid="007f8e2a" officeooo:paragraph-rsid="007f8e2a" style:font-name-complex="Times New Roman1"/>
    </style:style>
    <style:style style:name="P51" style:family="paragraph" style:parent-style-name="Standard">
      <style:paragraph-properties fo:text-align="justify" style:justify-single-word="false" style:snap-to-layout-grid="false"/>
      <style:text-properties style:text-position="0% 100%" style:font-name="Times New Roman" fo:language="en" fo:country="IN" style:text-underline-style="none" officeooo:rsid="00a31fa6" officeooo:paragraph-rsid="009c53bc" style:font-name-complex="Times New Roman1"/>
    </style:style>
    <style:style style:name="P52" style:family="paragraph" style:parent-style-name="Standard">
      <style:paragraph-properties fo:text-align="justify" style:justify-single-word="false" style:snap-to-layout-grid="false"/>
      <style:text-properties style:text-position="0% 100%" style:font-name="Times New Roman" fo:language="en" fo:country="IN" style:text-underline-style="none" officeooo:rsid="00771f73" officeooo:paragraph-rsid="0080337f" style:font-name-complex="Times New Roman1"/>
    </style:style>
    <style:style style:name="P53" style:family="paragraph" style:parent-style-name="Standard">
      <style:paragraph-properties fo:text-align="justify" style:justify-single-word="false" style:snap-to-layout-grid="false"/>
      <style:text-properties style:text-position="0% 100%" style:font-name="Times New Roman" fo:language="en" fo:country="IN" style:text-underline-style="none" officeooo:rsid="008a5409" officeooo:paragraph-rsid="008b0010" style:font-name-complex="Times New Roman1"/>
    </style:style>
    <style:style style:name="P54" style:family="paragraph" style:parent-style-name="Standard">
      <style:paragraph-properties fo:text-align="justify" style:justify-single-word="false" style:snap-to-layout-grid="false"/>
      <style:text-properties style:text-position="0% 100%" style:font-name="Times New Roman" fo:language="en" fo:country="IN" style:text-underline-style="none" officeooo:rsid="0091aeed" officeooo:paragraph-rsid="00d0d7a7" style:font-name-complex="Times New Roman1"/>
    </style:style>
    <style:style style:name="P55" style:family="paragraph" style:parent-style-name="Standard">
      <style:paragraph-properties fo:text-align="justify" style:justify-single-word="false" style:snap-to-layout-grid="false"/>
      <style:text-properties style:text-position="0% 100%" style:font-name="Times New Roman" fo:language="en" fo:country="IN" style:text-underline-style="none" officeooo:rsid="0091aeed" officeooo:paragraph-rsid="00e60da7" style:font-name-complex="Times New Roman1"/>
    </style:style>
    <style:style style:name="P56" style:family="paragraph" style:parent-style-name="Standard">
      <style:paragraph-properties fo:text-align="justify" style:justify-single-word="false" style:snap-to-layout-grid="false"/>
      <style:text-properties style:text-position="0% 100%" style:font-name="Times New Roman" fo:language="en" fo:country="IN" style:text-underline-style="none" officeooo:rsid="00d2fd6a" officeooo:paragraph-rsid="00d0d7a7" style:font-name-complex="Times New Roman1"/>
    </style:style>
    <style:style style:name="P57" style:family="paragraph" style:parent-style-name="Standard">
      <style:paragraph-properties fo:text-align="justify" style:justify-single-word="false" style:snap-to-layout-grid="false"/>
      <style:text-properties style:text-position="0% 100%" style:font-name="Times New Roman" fo:language="en" fo:country="IN" style:text-underline-style="none" officeooo:rsid="00e10b5b" officeooo:paragraph-rsid="00e3b883" style:font-name-complex="Times New Roman1"/>
    </style:style>
    <style:style style:name="P58" style:family="paragraph" style:parent-style-name="Standard">
      <style:paragraph-properties fo:text-align="justify" style:justify-single-word="false" style:snap-to-layout-grid="false"/>
      <style:text-properties style:text-position="0% 100%" style:font-name="Times New Roman" fo:language="en" fo:country="IN" style:text-underline-style="none" officeooo:rsid="0102b093" officeooo:paragraph-rsid="01047d85" style:font-name-complex="Times New Roman1"/>
    </style:style>
    <style:style style:name="P59" style:family="paragraph" style:parent-style-name="Standard">
      <style:paragraph-properties fo:text-align="justify" style:justify-single-word="false" style:snap-to-layout-grid="false"/>
      <style:text-properties style:text-position="0% 100%" style:font-name="Times New Roman" fo:language="en" fo:country="IN" style:text-underline-style="none" officeooo:rsid="013ee91a" officeooo:paragraph-rsid="0126bab6" style:font-name-complex="Times New Roman1"/>
    </style:style>
    <style:style style:name="P60" style:family="paragraph" style:parent-style-name="Standard">
      <style:paragraph-properties fo:text-align="justify" style:justify-single-word="false" style:snap-to-layout-grid="false"/>
      <style:text-properties officeooo:rsid="00d4f1ce" officeooo:paragraph-rsid="00d4f1ce"/>
    </style:style>
    <style:style style:name="P61" style:family="paragraph" style:parent-style-name="Standard">
      <style:paragraph-properties fo:text-align="justify" style:justify-single-word="false" style:snap-to-layout-grid="false"/>
      <style:text-properties officeooo:rsid="00dd1135" officeooo:paragraph-rsid="00e3b883"/>
    </style:style>
    <style:style style:name="P62" style:family="paragraph" style:parent-style-name="Standard">
      <style:paragraph-properties fo:text-align="justify" style:justify-single-word="false" style:snap-to-layout-grid="false"/>
      <style:text-properties officeooo:rsid="00ee6808" officeooo:paragraph-rsid="01047d85"/>
    </style:style>
    <style:style style:name="P63" style:family="paragraph" style:parent-style-name="Default_20_Paragraph_20_Font1">
      <style:paragraph-properties fo:text-align="center" style:justify-single-word="false"/>
    </style:style>
    <style:style style:name="P64" style:family="paragraph" style:parent-style-name="Default_20_Paragraph_20_Font1">
      <style:paragraph-properties fo:text-align="justify" style:justify-single-word="false"/>
      <style:text-properties style:font-name="Times New Roman" fo:font-size="9pt" fo:font-style="italic" fo:font-weight="bold" style:font-size-asian="9pt" style:font-style-asian="italic" style:font-weight-asian="bold" style:font-name-complex="Times New Roman1" style:font-size-complex="11pt" style:font-style-complex="italic" style:font-weight-complex="bold"/>
    </style:style>
    <style:style style:name="P65" style:family="paragraph" style:parent-style-name="Default_20_Paragraph_20_Font1">
      <style:paragraph-properties fo:text-align="justify" style:justify-single-word="false" fo:orphans="0" fo:widows="0" style:snap-to-layout-grid="false">
        <style:tab-stops>
          <style:tab-stop style:position="0.635cm"/>
        </style:tab-stops>
      </style:paragraph-properties>
    </style:style>
    <style:style style:name="P66" style:family="paragraph" style:parent-style-name="Default_20_Paragraph_20_Font1">
      <style:paragraph-properties fo:text-align="justify" style:justify-single-word="false" fo:orphans="0" fo:widows="0" style:snap-to-layout-grid="false">
        <style:tab-stops>
          <style:tab-stop style:position="0.635cm"/>
        </style:tab-stops>
      </style:paragraph-properties>
      <style:text-properties fo:color="#000000" fo:font-size="6pt" fo:language="en" fo:country="US" style:font-size-asian="6pt"/>
    </style:style>
    <style:style style:name="P67" style:family="paragraph" style:parent-style-name="Default_20_Paragraph_20_Font1">
      <style:paragraph-properties fo:text-align="center" style:justify-single-word="false"/>
      <style:text-properties fo:color="#000000" style:font-name="Times New Roman" fo:font-size="11pt" fo:font-style="italic" style:font-size-asian="11pt" style:font-style-asian="italic" style:font-name-complex="Times New Roman1" style:font-size-complex="11pt"/>
    </style:style>
    <style:style style:name="P68" style:family="paragraph" style:parent-style-name="Default_20_Paragraph_20_Font1">
      <style:paragraph-properties fo:text-align="center" style:justify-single-word="false"/>
      <style:text-properties officeooo:rsid="00c3c3ef" officeooo:paragraph-rsid="00c60252"/>
    </style:style>
    <style:style style:name="P69" style:family="paragraph" style:parent-style-name="Default_20_Paragraph_20_Font1">
      <style:paragraph-properties fo:margin-top="0cm" fo:margin-bottom="0.106cm" loext:contextual-spacing="false" fo:text-align="center" style:justify-single-word="false" style:snap-to-layout-grid="false"/>
    </style:style>
    <style:style style:name="P70" style:family="paragraph" style:parent-style-name="Default_20_Paragraph_20_Font1">
      <style:paragraph-properties fo:margin-top="0.106cm" fo:margin-bottom="0cm" loext:contextual-spacing="false" fo:text-align="center" style:justify-single-word="false" style:snap-to-layout-grid="false"/>
      <style:text-properties fo:color="#000000" style:font-name="Times New Roman" fo:font-size="11pt" officeooo:paragraph-rsid="00c60252" style:font-size-asian="11pt" style:font-name-complex="Times New Roman1" style:font-size-complex="11pt"/>
    </style:style>
    <style:style style:name="P71" style:family="paragraph" style:parent-style-name="Standard">
      <style:paragraph-properties fo:margin-left="0.476cm" fo:margin-right="0cm" fo:text-align="justify" style:justify-single-word="false" fo:text-indent="-0.476cm" style:auto-text-indent="false" style:snap-to-layout-grid="false">
        <style:tab-stops>
          <style:tab-stop style:position="0.476cm"/>
        </style:tab-stops>
      </style:paragraph-properties>
      <style:text-properties style:font-name="Times New Roman" fo:font-size="8pt" fo:language="en" fo:country="IN" officeooo:paragraph-rsid="01592d57" style:font-size-asian="8pt" style:font-name-complex="Times New Roman1" style:font-size-complex="8pt"/>
    </style:style>
    <style:style style:name="P72" style:family="paragraph" style:parent-style-name="Standard">
      <style:paragraph-properties fo:margin-left="0.476cm" fo:margin-right="0cm" fo:text-align="justify" style:justify-single-word="false" fo:text-indent="-0.476cm" style:auto-text-indent="false" style:snap-to-layout-grid="false">
        <style:tab-stops>
          <style:tab-stop style:position="0.476cm"/>
        </style:tab-stops>
      </style:paragraph-properties>
      <style:text-properties style:font-name="Times New Roman" fo:font-size="8pt" fo:language="en" fo:country="IN" officeooo:rsid="0062cd83" officeooo:paragraph-rsid="01592d57" style:font-size-asian="8pt" style:font-name-complex="Times New Roman1" style:font-size-complex="8pt"/>
    </style:style>
    <style:style style:name="P73" style:family="paragraph" style:parent-style-name="Standard">
      <style:paragraph-properties fo:margin-left="0cm" fo:margin-right="0cm" fo:text-align="justify" style:justify-single-word="false" fo:text-indent="0cm" style:auto-text-indent="false" style:snap-to-layout-grid="false">
        <style:tab-stops>
          <style:tab-stop style:position="0.476cm"/>
        </style:tab-stops>
      </style:paragraph-properties>
      <style:text-properties style:font-name="Times New Roman" fo:font-size="8pt" fo:language="en" fo:country="IN" officeooo:rsid="0062cd83" officeooo:paragraph-rsid="01592d57" style:font-size-asian="8pt" style:font-name-complex="Times New Roman1" style:font-size-complex="8pt"/>
    </style:style>
    <style:style style:name="P74" style:family="paragraph" style:parent-style-name="Standard" style:list-style-name="WWNum1">
      <style:paragraph-properties fo:margin-left="0.476cm" fo:margin-right="0cm" fo:text-align="justify" style:justify-single-word="false" fo:text-indent="-0.476cm" style:auto-text-indent="false" style:snap-to-layout-grid="false">
        <style:tab-stops>
          <style:tab-stop style:position="0.476cm"/>
        </style:tab-stops>
      </style:paragraph-properties>
      <style:text-properties officeooo:paragraph-rsid="01592d57"/>
    </style:style>
    <style:style style:name="P75" style:family="paragraph" style:parent-style-name="Standard" style:list-style-name="WWNum1">
      <style:paragraph-properties fo:margin-left="0.476cm" fo:margin-right="0cm" fo:text-align="justify" style:justify-single-word="false" fo:text-indent="-0.476cm" style:auto-text-indent="false" style:snap-to-layout-grid="false">
        <style:tab-stops>
          <style:tab-stop style:position="0.476cm"/>
        </style:tab-stops>
      </style:paragraph-properties>
      <style:text-properties style:font-name="Times New Roman" fo:font-size="8pt" fo:language="en" fo:country="IN" officeooo:paragraph-rsid="01592d57" style:font-size-asian="8pt" style:font-name-complex="Times New Roman1" style:font-size-complex="8pt"/>
    </style:style>
    <style:style style:name="P76" style:family="paragraph" style:parent-style-name="Standard" style:list-style-name="WWNum1">
      <style:paragraph-properties fo:margin-left="0.476cm" fo:margin-right="0cm" fo:text-align="justify" style:justify-single-word="false" fo:text-indent="-0.476cm" style:auto-text-indent="false" style:snap-to-layout-grid="false">
        <style:tab-stops>
          <style:tab-stop style:position="0.476cm"/>
        </style:tab-stops>
      </style:paragraph-properties>
      <style:text-properties style:font-name="Times New Roman" fo:font-size="8pt" fo:language="en" fo:country="IN" officeooo:rsid="0062cd83" officeooo:paragraph-rsid="01592d57" style:font-size-asian="8pt" style:font-name-complex="Times New Roman1" style:font-size-complex="8pt"/>
    </style:style>
    <style:style style:name="P77" style:family="paragraph" style:parent-style-name="Default_20_Paragraph_20_Font1" style:master-page-name="Standard">
      <style:paragraph-properties fo:text-align="center" style:justify-single-word="false" style:page-number="auto"/>
      <style:text-properties style:font-name="Times New Roman" fo:font-size="16pt" officeooo:rsid="015e21b3" style:font-size-asian="16pt" style:font-name-complex="Times New Roman1" style:font-size-complex="16pt" style:font-weight-complex="bold"/>
    </style:style>
    <style:style style:name="T1" style:family="text">
      <style:text-properties style:font-name="Times New Roman" fo:language="en" fo:country="IN" style:font-name-complex="Times New Roman1"/>
    </style:style>
    <style:style style:name="T2" style:family="text">
      <style:text-properties style:font-name="Times New Roman" fo:language="en" fo:country="IN" officeooo:rsid="00116b7b" style:font-name-complex="Times New Roman1"/>
    </style:style>
    <style:style style:name="T3" style:family="text">
      <style:text-properties style:font-name="Times New Roman" fo:language="en" fo:country="IN" officeooo:rsid="0014ab28" style:font-name-complex="Times New Roman1"/>
    </style:style>
    <style:style style:name="T4" style:family="text">
      <style:text-properties style:font-name="Times New Roman" fo:language="en" fo:country="IN" officeooo:rsid="001595a3" style:font-name-complex="Times New Roman1"/>
    </style:style>
    <style:style style:name="T5" style:family="text">
      <style:text-properties style:font-name="Times New Roman" fo:language="en" fo:country="IN" fo:font-weight="bold" style:font-weight-asian="bold" style:font-name-complex="Times New Roman1" style:font-weight-complex="bold"/>
    </style:style>
    <style:style style:name="T6" style:family="text">
      <style:text-properties style:font-name="Times New Roman" fo:font-size="8pt" fo:language="en" fo:country="IN" style:font-size-asian="8pt" style:font-name-complex="Times New Roman1" style:font-size-complex="8pt"/>
    </style:style>
    <style:style style:name="T7" style:family="text">
      <style:text-properties fo:color="#000000" style:font-name="Times New Roman" fo:font-size="11pt" style:font-size-asian="11pt" style:font-name-complex="Times New Roman1" style:font-size-complex="11pt"/>
    </style:style>
    <style:style style:name="T8" style:family="text">
      <style:text-properties fo:color="#000000" style:font-name="Times New Roman" fo:font-size="11pt" officeooo:rsid="00c175ef" style:font-size-asian="11pt" style:font-name-complex="Times New Roman1" style:font-size-complex="11pt"/>
    </style:style>
    <style:style style:name="T9" style:family="text">
      <style:text-properties fo:color="#000000" style:font-name="Times New Roman" fo:font-size="11pt" fo:font-style="italic" style:font-size-asian="11pt" style:font-style-asian="italic" style:font-name-complex="Times New Roman1" style:font-size-complex="11pt"/>
    </style:style>
    <style:style style:name="T10" style:family="text">
      <style:text-properties fo:color="#000000" style:font-name="Times New Roman" fo:font-size="11pt" fo:font-style="italic" officeooo:rsid="00c175ef" style:font-size-asian="11pt" style:font-style-asian="italic" style:font-name-complex="Times New Roman1" style:font-size-complex="11pt"/>
    </style:style>
    <style:style style:name="T11" style:family="text">
      <style:text-properties fo:color="#000000" style:font-name="Times New Roman" fo:font-size="9pt" fo:font-style="italic" fo:font-weight="bold" style:font-size-asian="9pt" style:font-style-asian="italic" style:font-weight-asian="bold" style:font-name-complex="Times New Roman1" style:font-size-complex="9pt"/>
    </style:style>
    <style:style style:name="T12" style:family="text">
      <style:text-properties fo:color="#000000" style:font-name="Times New Roman" fo:font-size="9pt" fo:font-weight="bold" style:font-size-asian="9pt" style:font-weight-asian="bold" style:font-name-complex="Times New Roman1" style:font-size-complex="9pt"/>
    </style:style>
    <style:style style:name="T13" style:family="text">
      <style:text-properties fo:color="#000000" fo:font-size="9pt" fo:language="en" fo:country="US" fo:font-style="italic" fo:font-weight="bold" style:font-size-asian="9pt" style:font-style-asian="italic" style:font-weight-asian="bold" style:font-size-complex="9pt"/>
    </style:style>
    <style:style style:name="T14" style:family="text">
      <style:text-properties fo:color="#000000" fo:font-size="9pt" fo:language="en" fo:country="US" fo:font-weight="bold" style:font-size-asian="9pt" style:font-weight-asian="bold" style:font-size-complex="9pt"/>
    </style:style>
    <style:style style:name="T15" style:family="text">
      <style:text-properties fo:color="#000000" style:text-position="0% 100%" style:font-name="Times New Roman" fo:font-size="11pt" fo:font-style="italic" officeooo:rsid="0153dc72" style:font-size-asian="11pt" style:font-style-asian="italic" style:font-name-complex="Times New Roman1" style:font-size-complex="11pt" style:font-style-complex="italic"/>
    </style:style>
    <style:style style:name="T16" style:family="text">
      <style:text-properties fo:font-variant="small-caps" style:text-position="0% 100%" style:font-name="Times New Roman" fo:language="en" fo:country="IN" fo:font-style="normal" style:text-underline-style="none" fo:font-weight="bold" officeooo:rsid="007ff857" style:font-style-asian="normal" style:font-weight-asian="bold" style:font-name-complex="Times New Roman1" style:font-style-complex="normal" style:font-weight-complex="bold"/>
    </style:style>
    <style:style style:name="T17" style:family="text">
      <style:text-properties fo:font-variant="small-caps" style:text-position="0% 100%" style:font-name="Times New Roman" fo:language="en" fo:country="IN" fo:font-style="normal" style:text-underline-style="none" fo:font-weight="bold" officeooo:rsid="007194d6" style:font-style-asian="normal" style:font-weight-asian="bold" style:font-name-complex="Times New Roman1" style:font-style-complex="normal" style:font-weight-complex="bold"/>
    </style:style>
    <style:style style:name="T18" style:family="text">
      <style:text-properties fo:font-variant="small-caps" style:text-position="0% 100%" style:font-name="Times New Roman" fo:language="en" fo:country="IN" fo:font-style="normal" style:text-underline-style="none" fo:font-weight="normal" officeooo:rsid="007ff857" style:font-style-asian="normal" style:font-weight-asian="normal" style:font-name-complex="Times New Roman1" style:font-style-complex="normal" style:font-weight-complex="normal"/>
    </style:style>
    <style:style style:name="T19" style:family="text">
      <style:text-properties fo:font-variant="small-caps" style:text-position="0% 100%" style:font-name="Times New Roman" fo:language="en" fo:country="IN" fo:font-style="normal" style:text-underline-style="none" fo:font-weight="normal" officeooo:rsid="007194d6" style:font-style-asian="normal" style:font-weight-asian="normal" style:font-name-complex="Times New Roman1" style:font-style-complex="normal" style:font-weight-complex="normal"/>
    </style:style>
    <style:style style:name="T20" style:family="text">
      <style:text-properties fo:font-variant="small-caps" style:text-position="0% 100%" style:font-name="Times New Roman" fo:language="en" fo:country="IN" fo:font-style="normal" style:text-underline-style="none" fo:font-weight="normal" officeooo:rsid="00736fec" style:font-style-asian="normal" style:font-weight-asian="normal" style:font-name-complex="Times New Roman1" style:font-style-complex="normal" style:font-weight-complex="normal"/>
    </style:style>
    <style:style style:name="T21" style:family="text">
      <style:text-properties style:text-position="super 58%" style:font-name="Times New Roman" fo:language="en" fo:country="IN" style:text-underline-style="none" officeooo:rsid="012c3ef5" style:font-name-complex="Times New Roman1"/>
    </style:style>
    <style:style style:name="T22" style:family="text">
      <style:text-properties style:text-position="super 58%" officeooo:rsid="001a2442"/>
    </style:style>
    <style:style style:name="T23" style:family="text">
      <style:text-properties officeooo:rsid="00116b7b"/>
    </style:style>
    <style:style style:name="T24" style:family="text">
      <style:text-properties fo:font-weight="normal" style:font-weight-asian="normal" style:font-weight-complex="normal"/>
    </style:style>
    <style:style style:name="T25" style:family="text">
      <style:text-properties officeooo:rsid="00170af6"/>
    </style:style>
    <style:style style:name="T26" style:family="text">
      <style:text-properties style:text-position="0% 100%" officeooo:rsid="001a7d5f"/>
    </style:style>
    <style:style style:name="T27" style:family="text">
      <style:text-properties style:text-position="0% 100%" style:font-name="Times New Roman" fo:language="en" fo:country="IN" style:font-name-complex="Times New Roman1"/>
    </style:style>
    <style:style style:name="T28" style:family="text">
      <style:text-properties style:text-position="0% 100%" style:font-name="Times New Roman" fo:language="en" fo:country="IN" officeooo:rsid="00116b7b" style:font-name-complex="Times New Roman1"/>
    </style:style>
    <style:style style:name="T29" style:family="text">
      <style:text-properties style:text-position="0% 100%" style:font-name="Times New Roman" fo:language="en" fo:country="IN" officeooo:rsid="0023a7ea" style:font-name-complex="Times New Roman1"/>
    </style:style>
    <style:style style:name="T30" style:family="text">
      <style:text-properties style:text-position="0% 100%" style:font-name="Times New Roman" fo:language="en" fo:country="IN" officeooo:rsid="002272aa" style:font-name-complex="Times New Roman1"/>
    </style:style>
    <style:style style:name="T31" style:family="text">
      <style:text-properties style:text-position="0% 100%" style:font-name="Times New Roman" fo:language="en" fo:country="IN" officeooo:rsid="00293ae6" style:font-name-complex="Times New Roman1"/>
    </style:style>
    <style:style style:name="T32" style:family="text">
      <style:text-properties style:text-position="0% 100%" style:font-name="Times New Roman" fo:language="en" fo:country="IN" officeooo:rsid="0029c230" style:font-name-complex="Times New Roman1"/>
    </style:style>
    <style:style style:name="T33" style:family="text">
      <style:text-properties style:text-position="0% 100%" style:font-name="Times New Roman" fo:language="en" fo:country="IN" officeooo:rsid="002b906f" style:font-name-complex="Times New Roman1"/>
    </style:style>
    <style:style style:name="T34" style:family="text">
      <style:text-properties style:text-position="0% 100%" style:font-name="Times New Roman" fo:language="en" fo:country="IN" officeooo:rsid="002be543" style:font-name-complex="Times New Roman1"/>
    </style:style>
    <style:style style:name="T35" style:family="text">
      <style:text-properties style:text-position="0% 100%" style:font-name="Times New Roman" fo:language="en" fo:country="IN" officeooo:rsid="002c601b" style:font-name-complex="Times New Roman1"/>
    </style:style>
    <style:style style:name="T36" style:family="text">
      <style:text-properties style:text-position="0% 100%" style:font-name="Times New Roman" fo:language="en" fo:country="IN" officeooo:rsid="00303755" style:font-name-complex="Times New Roman1"/>
    </style:style>
    <style:style style:name="T37" style:family="text">
      <style:text-properties style:text-position="0% 100%" style:font-name="Times New Roman" fo:language="en" fo:country="IN" officeooo:rsid="0031a333" style:font-name-complex="Times New Roman1"/>
    </style:style>
    <style:style style:name="T38" style:family="text">
      <style:text-properties style:text-position="0% 100%" style:font-name="Times New Roman" fo:language="en" fo:country="IN" officeooo:rsid="003399d3" style:font-name-complex="Times New Roman1"/>
    </style:style>
    <style:style style:name="T39" style:family="text">
      <style:text-properties style:text-position="0% 100%" style:font-name="Times New Roman" fo:language="en" fo:country="IN" officeooo:rsid="0035fb1d" style:font-name-complex="Times New Roman1"/>
    </style:style>
    <style:style style:name="T40" style:family="text">
      <style:text-properties style:text-position="0% 100%" style:font-name="Times New Roman" fo:language="en" fo:country="IN" officeooo:rsid="003903b7" style:font-name-complex="Times New Roman1"/>
    </style:style>
    <style:style style:name="T41" style:family="text">
      <style:text-properties style:text-position="0% 100%" style:font-name="Times New Roman" fo:language="en" fo:country="IN" officeooo:rsid="0039d356" style:font-name-complex="Times New Roman1"/>
    </style:style>
    <style:style style:name="T42" style:family="text">
      <style:text-properties style:text-position="0% 100%" style:font-name="Times New Roman" fo:language="en" fo:country="IN" officeooo:rsid="003b59be" style:font-name-complex="Times New Roman1"/>
    </style:style>
    <style:style style:name="T43" style:family="text">
      <style:text-properties style:text-position="0% 100%" style:font-name="Times New Roman" fo:language="en" fo:country="IN" officeooo:rsid="003c533e" style:font-name-complex="Times New Roman1"/>
    </style:style>
    <style:style style:name="T44" style:family="text">
      <style:text-properties style:text-position="0% 100%" style:font-name="Times New Roman" fo:language="en" fo:country="IN" officeooo:rsid="003d66ae" style:font-name-complex="Times New Roman1"/>
    </style:style>
    <style:style style:name="T45" style:family="text">
      <style:text-properties style:text-position="0% 100%" style:font-name="Times New Roman" fo:language="en" fo:country="IN" officeooo:rsid="003f67bd" style:font-name-complex="Times New Roman1"/>
    </style:style>
    <style:style style:name="T46" style:family="text">
      <style:text-properties style:text-position="0% 100%" style:font-name="Times New Roman" fo:language="en" fo:country="IN" officeooo:rsid="0042c385" style:font-name-complex="Times New Roman1"/>
    </style:style>
    <style:style style:name="T47" style:family="text">
      <style:text-properties style:text-position="0% 100%" style:font-name="Times New Roman" fo:language="en" fo:country="IN" officeooo:rsid="00446f08" style:font-name-complex="Times New Roman1"/>
    </style:style>
    <style:style style:name="T48" style:family="text">
      <style:text-properties style:text-position="0% 100%" style:font-name="Times New Roman" fo:language="en" fo:country="IN" officeooo:rsid="0045bbf5" style:font-name-complex="Times New Roman1"/>
    </style:style>
    <style:style style:name="T49" style:family="text">
      <style:text-properties style:text-position="0% 100%" style:font-name="Times New Roman" fo:language="en" fo:country="IN" officeooo:rsid="004684eb" style:font-name-complex="Times New Roman1"/>
    </style:style>
    <style:style style:name="T50" style:family="text">
      <style:text-properties style:text-position="0% 100%" style:font-name="Times New Roman" fo:language="en" fo:country="IN" officeooo:rsid="00478ff4" style:font-name-complex="Times New Roman1"/>
    </style:style>
    <style:style style:name="T51" style:family="text">
      <style:text-properties style:text-position="0% 100%" style:font-name="Times New Roman" fo:language="en" fo:country="IN" officeooo:rsid="0048df2b" style:font-name-complex="Times New Roman1"/>
    </style:style>
    <style:style style:name="T52" style:family="text">
      <style:text-properties style:text-position="0% 100%" style:font-name="Times New Roman" fo:language="en" fo:country="IN" officeooo:rsid="00497ca3" style:font-name-complex="Times New Roman1"/>
    </style:style>
    <style:style style:name="T53" style:family="text">
      <style:text-properties style:text-position="0% 100%" style:font-name="Times New Roman" fo:language="en" fo:country="IN" officeooo:rsid="004ae524" style:font-name-complex="Times New Roman1"/>
    </style:style>
    <style:style style:name="T54" style:family="text">
      <style:text-properties style:text-position="0% 100%" style:font-name="Times New Roman" fo:language="en" fo:country="IN" officeooo:rsid="004bfd32" style:font-name-complex="Times New Roman1"/>
    </style:style>
    <style:style style:name="T55" style:family="text">
      <style:text-properties style:text-position="0% 100%" style:font-name="Times New Roman" fo:language="en" fo:country="IN" officeooo:rsid="004c183c" style:font-name-complex="Times New Roman1"/>
    </style:style>
    <style:style style:name="T56" style:family="text">
      <style:text-properties style:text-position="0% 100%" style:font-name="Times New Roman" fo:language="en" fo:country="IN" officeooo:rsid="004d5cab" style:font-name-complex="Times New Roman1"/>
    </style:style>
    <style:style style:name="T57" style:family="text">
      <style:text-properties style:text-position="0% 100%" style:font-name="Times New Roman" fo:language="en" fo:country="IN" officeooo:rsid="004e5fed" style:font-name-complex="Times New Roman1"/>
    </style:style>
    <style:style style:name="T58" style:family="text">
      <style:text-properties style:text-position="0% 100%" style:font-name="Times New Roman" fo:language="en" fo:country="IN" officeooo:rsid="004eba36" style:font-name-complex="Times New Roman1"/>
    </style:style>
    <style:style style:name="T59" style:family="text">
      <style:text-properties style:text-position="0% 100%" style:font-name="Times New Roman" fo:language="en" fo:country="IN" officeooo:rsid="0050a441" style:font-name-complex="Times New Roman1"/>
    </style:style>
    <style:style style:name="T60" style:family="text">
      <style:text-properties style:text-position="0% 100%" style:font-name="Times New Roman" fo:language="en" fo:country="IN" officeooo:rsid="0053369e" style:font-name-complex="Times New Roman1"/>
    </style:style>
    <style:style style:name="T61" style:family="text">
      <style:text-properties style:text-position="0% 100%" style:font-name="Times New Roman" fo:language="en" fo:country="IN" officeooo:rsid="00558f62" style:font-name-complex="Times New Roman1"/>
    </style:style>
    <style:style style:name="T62" style:family="text">
      <style:text-properties style:text-position="0% 100%" style:font-name="Times New Roman" fo:language="en" fo:country="IN" officeooo:rsid="0057742b" style:font-name-complex="Times New Roman1"/>
    </style:style>
    <style:style style:name="T63" style:family="text">
      <style:text-properties style:text-position="0% 100%" style:font-name="Times New Roman" fo:language="en" fo:country="IN" officeooo:rsid="00dbd297" style:font-name-complex="Times New Roman1"/>
    </style:style>
    <style:style style:name="T64" style:family="text">
      <style:text-properties style:text-position="0% 100%" style:font-name="Times New Roman" fo:language="en" fo:country="IN" officeooo:rsid="003877a0" style:font-name-complex="Times New Roman1"/>
    </style:style>
    <style:style style:name="T65" style:family="text">
      <style:text-properties style:text-position="0% 100%" style:font-name="Times New Roman" fo:language="en" fo:country="IN" officeooo:rsid="014012bc" style:font-name-complex="Times New Roman1"/>
    </style:style>
    <style:style style:name="T66" style:family="text">
      <style:text-properties style:text-position="0% 100%" style:font-name="Times New Roman" fo:language="en" fo:country="IN" fo:font-weight="bold" officeooo:rsid="003d66ae" style:font-weight-asian="bold" style:font-name-complex="Times New Roman1" style:font-weight-complex="bold"/>
    </style:style>
    <style:style style:name="T67" style:family="text">
      <style:text-properties style:text-position="0% 100%" style:font-name="Times New Roman" fo:language="en" fo:country="IN" fo:font-weight="bold" officeooo:rsid="014012bc" style:font-weight-asian="bold" style:font-name-complex="Times New Roman1" style:font-weight-complex="bold"/>
    </style:style>
    <style:style style:name="T68" style:family="text">
      <style:text-properties style:text-position="0% 100%" style:font-name="Times New Roman" fo:language="en" fo:country="IN" fo:font-weight="bold" officeooo:rsid="01408503" style:font-weight-asian="bold" style:font-name-complex="Times New Roman1" style:font-weight-complex="bold"/>
    </style:style>
    <style:style style:name="T69" style:family="text">
      <style:text-properties style:text-position="0% 100%" style:font-name="Times New Roman" fo:language="en" fo:country="IN" fo:font-weight="bold" officeooo:rsid="013f7975" style:font-weight-asian="bold" style:font-name-complex="Times New Roman1" style:font-weight-complex="bold"/>
    </style:style>
    <style:style style:name="T70" style:family="text">
      <style:text-properties style:text-position="0% 100%" style:font-name="Times New Roman" fo:language="en" fo:country="IN" style:text-underline-style="none" style:font-name-complex="Times New Roman1"/>
    </style:style>
    <style:style style:name="T71" style:family="text">
      <style:text-properties style:text-position="0% 100%" style:font-name="Times New Roman" fo:language="en" fo:country="IN" style:text-underline-style="none" officeooo:rsid="00558f62" style:font-name-complex="Times New Roman1"/>
    </style:style>
    <style:style style:name="T72" style:family="text">
      <style:text-properties style:text-position="0% 100%" style:font-name="Times New Roman" fo:language="en" fo:country="IN" style:text-underline-style="none" officeooo:rsid="00629e7d" style:font-name-complex="Times New Roman1"/>
    </style:style>
    <style:style style:name="T73" style:family="text">
      <style:text-properties style:text-position="0% 100%" style:font-name="Times New Roman" fo:language="en" fo:country="IN" style:text-underline-style="none" officeooo:rsid="00646a8b" style:font-name-complex="Times New Roman1"/>
    </style:style>
    <style:style style:name="T74" style:family="text">
      <style:text-properties style:text-position="0% 100%" style:font-name="Times New Roman" fo:language="en" fo:country="IN" style:text-underline-style="none" officeooo:rsid="0066cfd4" style:font-name-complex="Times New Roman1"/>
    </style:style>
    <style:style style:name="T75" style:family="text">
      <style:text-properties style:text-position="0% 100%" style:font-name="Times New Roman" fo:language="en" fo:country="IN" style:text-underline-style="none" officeooo:rsid="00693985" style:font-name-complex="Times New Roman1"/>
    </style:style>
    <style:style style:name="T76" style:family="text">
      <style:text-properties style:text-position="0% 100%" style:font-name="Times New Roman" fo:language="en" fo:country="IN" style:text-underline-style="none" officeooo:rsid="006e9cb6" style:font-name-complex="Times New Roman1"/>
    </style:style>
    <style:style style:name="T77" style:family="text">
      <style:text-properties style:text-position="0% 100%" style:font-name="Times New Roman" fo:language="en" fo:country="IN" style:text-underline-style="none" officeooo:rsid="006f98fd" style:font-name-complex="Times New Roman1"/>
    </style:style>
    <style:style style:name="T78" style:family="text">
      <style:text-properties style:text-position="0% 100%" style:font-name="Times New Roman" fo:language="en" fo:country="IN" style:text-underline-style="none" officeooo:rsid="00736fec" style:font-name-complex="Times New Roman1"/>
    </style:style>
    <style:style style:name="T79" style:family="text">
      <style:text-properties style:text-position="0% 100%" style:font-name="Times New Roman" fo:language="en" fo:country="IN" style:text-underline-style="none" officeooo:rsid="00765de4" style:font-name-complex="Times New Roman1"/>
    </style:style>
    <style:style style:name="T80" style:family="text">
      <style:text-properties style:text-position="0% 100%" style:font-name="Times New Roman" fo:language="en" fo:country="IN" style:text-underline-style="none" officeooo:rsid="00771f73" style:font-name-complex="Times New Roman1"/>
    </style:style>
    <style:style style:name="T81" style:family="text">
      <style:text-properties style:text-position="0% 100%" style:font-name="Times New Roman" fo:language="en" fo:country="IN" style:text-underline-style="none" officeooo:rsid="00831f92" style:font-name-complex="Times New Roman1"/>
    </style:style>
    <style:style style:name="T82" style:family="text">
      <style:text-properties style:text-position="0% 100%" style:font-name="Times New Roman" fo:language="en" fo:country="IN" style:text-underline-style="none" officeooo:rsid="0089ada0" style:font-name-complex="Times New Roman1"/>
    </style:style>
    <style:style style:name="T83" style:family="text">
      <style:text-properties style:text-position="0% 100%" style:font-name="Times New Roman" fo:language="en" fo:country="IN" style:text-underline-style="none" officeooo:rsid="008a5409" style:font-name-complex="Times New Roman1"/>
    </style:style>
    <style:style style:name="T84" style:family="text">
      <style:text-properties style:text-position="0% 100%" style:font-name="Times New Roman" fo:language="en" fo:country="IN" style:text-underline-style="none" officeooo:rsid="008b0010" style:font-name-complex="Times New Roman1"/>
    </style:style>
    <style:style style:name="T85" style:family="text">
      <style:text-properties style:text-position="0% 100%" style:font-name="Times New Roman" fo:language="en" fo:country="IN" style:text-underline-style="none" officeooo:rsid="008c8a93" style:font-name-complex="Times New Roman1"/>
    </style:style>
    <style:style style:name="T86" style:family="text">
      <style:text-properties style:text-position="0% 100%" style:font-name="Times New Roman" fo:language="en" fo:country="IN" style:text-underline-style="none" officeooo:rsid="008f373c" style:font-name-complex="Times New Roman1"/>
    </style:style>
    <style:style style:name="T87" style:family="text">
      <style:text-properties style:text-position="0% 100%" style:font-name="Times New Roman" fo:language="en" fo:country="IN" style:text-underline-style="none" officeooo:rsid="00915402" style:font-name-complex="Times New Roman1"/>
    </style:style>
    <style:style style:name="T88" style:family="text">
      <style:text-properties style:text-position="0% 100%" style:font-name="Times New Roman" fo:language="en" fo:country="IN" style:text-underline-style="none" officeooo:rsid="0091aeed" style:font-name-complex="Times New Roman1"/>
    </style:style>
    <style:style style:name="T89" style:family="text">
      <style:text-properties style:text-position="0% 100%" style:font-name="Times New Roman" fo:language="en" fo:country="IN" style:text-underline-style="none" officeooo:rsid="0094e17b" style:font-name-complex="Times New Roman1"/>
    </style:style>
    <style:style style:name="T90" style:family="text">
      <style:text-properties style:text-position="0% 100%" style:font-name="Times New Roman" fo:language="en" fo:country="IN" style:text-underline-style="none" officeooo:rsid="009dedb4" style:font-name-complex="Times New Roman1"/>
    </style:style>
    <style:style style:name="T91" style:family="text">
      <style:text-properties style:text-position="0% 100%" style:font-name="Times New Roman" fo:language="en" fo:country="IN" style:text-underline-style="none" officeooo:rsid="009f6835" style:font-name-complex="Times New Roman1"/>
    </style:style>
    <style:style style:name="T92" style:family="text">
      <style:text-properties style:text-position="0% 100%" style:font-name="Times New Roman" fo:language="en" fo:country="IN" style:text-underline-style="none" officeooo:rsid="00a31fa6" style:font-name-complex="Times New Roman1"/>
    </style:style>
    <style:style style:name="T93" style:family="text">
      <style:text-properties style:text-position="0% 100%" style:font-name="Times New Roman" fo:language="en" fo:country="IN" style:text-underline-style="none" officeooo:rsid="00a43f54" style:font-name-complex="Times New Roman1"/>
    </style:style>
    <style:style style:name="T94" style:family="text">
      <style:text-properties style:text-position="0% 100%" style:font-name="Times New Roman" fo:language="en" fo:country="IN" style:text-underline-style="none" officeooo:rsid="00b75fc8" style:font-name-complex="Times New Roman1"/>
    </style:style>
    <style:style style:name="T95" style:family="text">
      <style:text-properties style:text-position="0% 100%" style:font-name="Times New Roman" fo:language="en" fo:country="IN" style:text-underline-style="none" officeooo:rsid="00632009" style:font-name-complex="Times New Roman1"/>
    </style:style>
    <style:style style:name="T96" style:family="text">
      <style:text-properties style:text-position="0% 100%" style:font-name="Times New Roman" fo:language="en" fo:country="IN" style:text-underline-style="none" officeooo:rsid="00c6b6af" style:font-name-complex="Times New Roman1"/>
    </style:style>
    <style:style style:name="T97" style:family="text">
      <style:text-properties style:text-position="0% 100%" style:font-name="Times New Roman" fo:language="en" fo:country="IN" style:text-underline-style="none" officeooo:rsid="00c706b3" style:font-name-complex="Times New Roman1"/>
    </style:style>
    <style:style style:name="T98" style:family="text">
      <style:text-properties style:text-position="0% 100%" style:font-name="Times New Roman" fo:language="en" fo:country="IN" style:text-underline-style="none" officeooo:rsid="00c79a8a" style:font-name-complex="Times New Roman1"/>
    </style:style>
    <style:style style:name="T99" style:family="text">
      <style:text-properties style:text-position="0% 100%" style:font-name="Times New Roman" fo:language="en" fo:country="IN" style:text-underline-style="none" officeooo:rsid="00a6f8c4" style:font-name-complex="Times New Roman1"/>
    </style:style>
    <style:style style:name="T100" style:family="text">
      <style:text-properties style:text-position="0% 100%" style:font-name="Times New Roman" fo:language="en" fo:country="IN" style:text-underline-style="none" officeooo:rsid="00d0c945" style:font-name-complex="Times New Roman1"/>
    </style:style>
    <style:style style:name="T101" style:family="text">
      <style:text-properties style:text-position="0% 100%" style:font-name="Times New Roman" fo:language="en" fo:country="IN" style:text-underline-style="none" officeooo:rsid="00d1786d" style:font-name-complex="Times New Roman1"/>
    </style:style>
    <style:style style:name="T102" style:family="text">
      <style:text-properties style:text-position="0% 100%" style:font-name="Times New Roman" fo:language="en" fo:country="IN" style:text-underline-style="none" officeooo:rsid="00d2fd6a" style:font-name-complex="Times New Roman1"/>
    </style:style>
    <style:style style:name="T103" style:family="text">
      <style:text-properties style:text-position="0% 100%" style:font-name="Times New Roman" fo:language="en" fo:country="IN" style:text-underline-style="none" officeooo:rsid="00d51499" style:font-name-complex="Times New Roman1"/>
    </style:style>
    <style:style style:name="T104" style:family="text">
      <style:text-properties style:text-position="0% 100%" style:font-name="Times New Roman" fo:language="en" fo:country="IN" style:text-underline-style="none" officeooo:rsid="00d701a2" style:font-name-complex="Times New Roman1"/>
    </style:style>
    <style:style style:name="T105" style:family="text">
      <style:text-properties style:text-position="0% 100%" style:font-name="Times New Roman" fo:language="en" fo:country="IN" style:text-underline-style="none" officeooo:rsid="00d8e404" style:font-name-complex="Times New Roman1"/>
    </style:style>
    <style:style style:name="T106" style:family="text">
      <style:text-properties style:text-position="0% 100%" style:font-name="Times New Roman" fo:language="en" fo:country="IN" style:text-underline-style="none" officeooo:rsid="00d9ee83" style:font-name-complex="Times New Roman1"/>
    </style:style>
    <style:style style:name="T107" style:family="text">
      <style:text-properties style:text-position="0% 100%" style:font-name="Times New Roman" fo:language="en" fo:country="IN" style:text-underline-style="none" officeooo:rsid="00da8bbc" style:font-name-complex="Times New Roman1"/>
    </style:style>
    <style:style style:name="T108" style:family="text">
      <style:text-properties style:text-position="0% 100%" style:font-name="Times New Roman" fo:language="en" fo:country="IN" style:text-underline-style="none" officeooo:rsid="00de3279" style:font-name-complex="Times New Roman1"/>
    </style:style>
    <style:style style:name="T109" style:family="text">
      <style:text-properties style:text-position="0% 100%" style:font-name="Times New Roman" fo:language="en" fo:country="IN" style:text-underline-style="none" officeooo:rsid="00dffef6" style:font-name-complex="Times New Roman1"/>
    </style:style>
    <style:style style:name="T110" style:family="text">
      <style:text-properties style:text-position="0% 100%" style:font-name="Times New Roman" fo:language="en" fo:country="IN" style:text-underline-style="none" officeooo:rsid="00e10b5b" style:font-name-complex="Times New Roman1"/>
    </style:style>
    <style:style style:name="T111" style:family="text">
      <style:text-properties style:text-position="0% 100%" style:font-name="Times New Roman" fo:language="en" fo:country="IN" style:text-underline-style="none" officeooo:rsid="007f8e2a" style:font-name-complex="Times New Roman1"/>
    </style:style>
    <style:style style:name="T112" style:family="text">
      <style:text-properties style:text-position="0% 100%" style:font-name="Times New Roman" fo:language="en" fo:country="IN" style:text-underline-style="none" officeooo:rsid="00eead40" style:font-name-complex="Times New Roman1"/>
    </style:style>
    <style:style style:name="T113" style:family="text">
      <style:text-properties style:text-position="0% 100%" style:font-name="Times New Roman" fo:language="en" fo:country="IN" style:text-underline-style="none" officeooo:rsid="00f0143c" style:font-name-complex="Times New Roman1"/>
    </style:style>
    <style:style style:name="T114" style:family="text">
      <style:text-properties style:text-position="0% 100%" style:font-name="Times New Roman" fo:language="en" fo:country="IN" style:text-underline-style="none" officeooo:rsid="00f135f7" style:font-name-complex="Times New Roman1"/>
    </style:style>
    <style:style style:name="T115" style:family="text">
      <style:text-properties style:text-position="0% 100%" style:font-name="Times New Roman" fo:language="en" fo:country="IN" style:text-underline-style="none" officeooo:rsid="00f21a98" style:font-name-complex="Times New Roman1"/>
    </style:style>
    <style:style style:name="T116" style:family="text">
      <style:text-properties style:text-position="0% 100%" style:font-name="Times New Roman" fo:language="en" fo:country="IN" style:text-underline-style="none" officeooo:rsid="00f28c81" style:font-name-complex="Times New Roman1"/>
    </style:style>
    <style:style style:name="T117" style:family="text">
      <style:text-properties style:text-position="0% 100%" style:font-name="Times New Roman" fo:language="en" fo:country="IN" style:text-underline-style="none" officeooo:rsid="00f2f877" style:font-name-complex="Times New Roman1"/>
    </style:style>
    <style:style style:name="T118" style:family="text">
      <style:text-properties style:text-position="0% 100%" style:font-name="Times New Roman" fo:language="en" fo:country="IN" style:text-underline-style="none" officeooo:rsid="00f3295f" style:font-name-complex="Times New Roman1"/>
    </style:style>
    <style:style style:name="T119" style:family="text">
      <style:text-properties style:text-position="0% 100%" style:font-name="Times New Roman" fo:language="en" fo:country="IN" style:text-underline-style="none" officeooo:rsid="00f4ec24" style:font-name-complex="Times New Roman1"/>
    </style:style>
    <style:style style:name="T120" style:family="text">
      <style:text-properties style:text-position="0% 100%" style:font-name="Times New Roman" fo:language="en" fo:country="IN" style:text-underline-style="none" officeooo:rsid="00f64907" style:font-name-complex="Times New Roman1"/>
    </style:style>
    <style:style style:name="T121" style:family="text">
      <style:text-properties style:text-position="0% 100%" style:font-name="Times New Roman" fo:language="en" fo:country="IN" style:text-underline-style="none" officeooo:rsid="00f75859" style:font-name-complex="Times New Roman1"/>
    </style:style>
    <style:style style:name="T122" style:family="text">
      <style:text-properties style:text-position="0% 100%" style:font-name="Times New Roman" fo:language="en" fo:country="IN" style:text-underline-style="none" officeooo:rsid="00f8626a" style:font-name-complex="Times New Roman1"/>
    </style:style>
    <style:style style:name="T123" style:family="text">
      <style:text-properties style:text-position="0% 100%" style:font-name="Times New Roman" fo:language="en" fo:country="IN" style:text-underline-style="none" officeooo:rsid="00f97236" style:font-name-complex="Times New Roman1"/>
    </style:style>
    <style:style style:name="T124" style:family="text">
      <style:text-properties style:text-position="0% 100%" style:font-name="Times New Roman" fo:language="en" fo:country="IN" style:text-underline-style="none" officeooo:rsid="00f9908c" style:font-name-complex="Times New Roman1"/>
    </style:style>
    <style:style style:name="T125" style:family="text">
      <style:text-properties style:text-position="0% 100%" style:font-name="Times New Roman" fo:language="en" fo:country="IN" style:text-underline-style="none" officeooo:rsid="00fb5807" style:font-name-complex="Times New Roman1"/>
    </style:style>
    <style:style style:name="T126" style:family="text">
      <style:text-properties style:text-position="0% 100%" style:font-name="Times New Roman" fo:language="en" fo:country="IN" style:text-underline-style="none" officeooo:rsid="00fd0d94" style:font-name-complex="Times New Roman1"/>
    </style:style>
    <style:style style:name="T127" style:family="text">
      <style:text-properties style:text-position="0% 100%" style:font-name="Times New Roman" fo:language="en" fo:country="IN" style:text-underline-style="none" officeooo:rsid="00fe9cff" style:font-name-complex="Times New Roman1"/>
    </style:style>
    <style:style style:name="T128" style:family="text">
      <style:text-properties style:text-position="0% 100%" style:font-name="Times New Roman" fo:language="en" fo:country="IN" style:text-underline-style="none" officeooo:rsid="00ff5e6f" style:font-name-complex="Times New Roman1"/>
    </style:style>
    <style:style style:name="T129" style:family="text">
      <style:text-properties style:text-position="0% 100%" style:font-name="Times New Roman" fo:language="en" fo:country="IN" style:text-underline-style="none" officeooo:rsid="010083de" style:font-name-complex="Times New Roman1"/>
    </style:style>
    <style:style style:name="T130" style:family="text">
      <style:text-properties style:text-position="0% 100%" style:font-name="Times New Roman" fo:language="en" fo:country="IN" style:text-underline-style="none" officeooo:rsid="0101ba8b" style:font-name-complex="Times New Roman1"/>
    </style:style>
    <style:style style:name="T131" style:family="text">
      <style:text-properties style:text-position="0% 100%" style:font-name="Times New Roman" fo:language="en" fo:country="IN" style:text-underline-style="none" officeooo:rsid="0102b093" style:font-name-complex="Times New Roman1"/>
    </style:style>
    <style:style style:name="T132" style:family="text">
      <style:text-properties style:text-position="0% 100%" style:font-name="Times New Roman" fo:language="en" fo:country="IN" style:text-underline-style="none" officeooo:rsid="0105afe7" style:font-name-complex="Times New Roman1"/>
    </style:style>
    <style:style style:name="T133" style:family="text">
      <style:text-properties style:text-position="0% 100%" style:font-name="Times New Roman" fo:language="en" fo:country="IN" style:text-underline-style="none" officeooo:rsid="0107a28a" style:font-name-complex="Times New Roman1"/>
    </style:style>
    <style:style style:name="T134" style:family="text">
      <style:text-properties style:text-position="0% 100%" style:font-name="Times New Roman" fo:language="en" fo:country="IN" style:text-underline-style="none" officeooo:rsid="010b7b6d" style:font-name-complex="Times New Roman1"/>
    </style:style>
    <style:style style:name="T135" style:family="text">
      <style:text-properties style:text-position="0% 100%" style:font-name="Times New Roman" fo:language="en" fo:country="IN" style:text-underline-style="none" officeooo:rsid="010b5143" style:font-name-complex="Times New Roman1"/>
    </style:style>
    <style:style style:name="T136" style:family="text">
      <style:text-properties style:text-position="0% 100%" style:font-name="Times New Roman" fo:language="en" fo:country="IN" style:text-underline-style="none" officeooo:rsid="010bc240" style:font-name-complex="Times New Roman1"/>
    </style:style>
    <style:style style:name="T137" style:family="text">
      <style:text-properties style:text-position="0% 100%" style:font-name="Times New Roman" fo:language="en" fo:country="IN" style:text-underline-style="none" officeooo:rsid="010e2263" style:font-name-complex="Times New Roman1"/>
    </style:style>
    <style:style style:name="T138" style:family="text">
      <style:text-properties style:text-position="0% 100%" style:font-name="Times New Roman" fo:language="en" fo:country="IN" style:text-underline-style="none" officeooo:rsid="010f3a00" style:font-name-complex="Times New Roman1"/>
    </style:style>
    <style:style style:name="T139" style:family="text">
      <style:text-properties style:text-position="0% 100%" style:font-name="Times New Roman" fo:language="en" fo:country="IN" style:text-underline-style="none" officeooo:rsid="01110173" style:font-name-complex="Times New Roman1"/>
    </style:style>
    <style:style style:name="T140" style:family="text">
      <style:text-properties style:text-position="0% 100%" style:font-name="Times New Roman" fo:language="en" fo:country="IN" style:text-underline-style="none" officeooo:rsid="0111bb27" style:font-name-complex="Times New Roman1"/>
    </style:style>
    <style:style style:name="T141" style:family="text">
      <style:text-properties style:text-position="0% 100%" style:font-name="Times New Roman" fo:language="en" fo:country="IN" style:text-underline-style="none" officeooo:rsid="01132a68" style:font-name-complex="Times New Roman1"/>
    </style:style>
    <style:style style:name="T142" style:family="text">
      <style:text-properties style:text-position="0% 100%" style:font-name="Times New Roman" fo:language="en" fo:country="IN" style:text-underline-style="none" officeooo:rsid="01154cd5" style:font-name-complex="Times New Roman1"/>
    </style:style>
    <style:style style:name="T143" style:family="text">
      <style:text-properties style:text-position="0% 100%" style:font-name="Times New Roman" fo:language="en" fo:country="IN" style:text-underline-style="none" officeooo:rsid="01155289" style:font-name-complex="Times New Roman1"/>
    </style:style>
    <style:style style:name="T144" style:family="text">
      <style:text-properties style:text-position="0% 100%" style:font-name="Times New Roman" fo:language="en" fo:country="IN" style:text-underline-style="none" officeooo:rsid="0118ab1b" style:font-name-complex="Times New Roman1"/>
    </style:style>
    <style:style style:name="T145" style:family="text">
      <style:text-properties style:text-position="0% 100%" style:font-name="Times New Roman" fo:language="en" fo:country="IN" style:text-underline-style="none" officeooo:rsid="011974a0" style:font-name-complex="Times New Roman1"/>
    </style:style>
    <style:style style:name="T146" style:family="text">
      <style:text-properties style:text-position="0% 100%" style:font-name="Times New Roman" fo:language="en" fo:country="IN" style:text-underline-style="none" officeooo:rsid="011ad062" style:font-name-complex="Times New Roman1"/>
    </style:style>
    <style:style style:name="T147" style:family="text">
      <style:text-properties style:text-position="0% 100%" style:font-name="Times New Roman" fo:language="en" fo:country="IN" style:text-underline-style="none" officeooo:rsid="011bd63d" style:font-name-complex="Times New Roman1"/>
    </style:style>
    <style:style style:name="T148" style:family="text">
      <style:text-properties style:text-position="0% 100%" style:font-name="Times New Roman" fo:language="en" fo:country="IN" style:text-underline-style="none" officeooo:rsid="0126bab6" style:font-name-complex="Times New Roman1"/>
    </style:style>
    <style:style style:name="T149" style:family="text">
      <style:text-properties style:text-position="0% 100%" style:font-name="Times New Roman" fo:language="en" fo:country="IN" style:text-underline-style="none" officeooo:rsid="0127dc52" style:font-name-complex="Times New Roman1"/>
    </style:style>
    <style:style style:name="T150" style:family="text">
      <style:text-properties style:text-position="0% 100%" style:font-name="Times New Roman" fo:language="en" fo:country="IN" style:text-underline-style="none" officeooo:rsid="01290e79" style:font-name-complex="Times New Roman1"/>
    </style:style>
    <style:style style:name="T151" style:family="text">
      <style:text-properties style:text-position="0% 100%" style:font-name="Times New Roman" fo:language="en" fo:country="IN" style:text-underline-style="none" officeooo:rsid="012978b3" style:font-name-complex="Times New Roman1"/>
    </style:style>
    <style:style style:name="T152" style:family="text">
      <style:text-properties style:text-position="0% 100%" style:font-name="Times New Roman" fo:language="en" fo:country="IN" style:text-underline-style="none" officeooo:rsid="012b00fa" style:font-name-complex="Times New Roman1"/>
    </style:style>
    <style:style style:name="T153" style:family="text">
      <style:text-properties style:text-position="0% 100%" style:font-name="Times New Roman" fo:language="en" fo:country="IN" style:text-underline-style="none" officeooo:rsid="012c3ef5" style:font-name-complex="Times New Roman1"/>
    </style:style>
    <style:style style:name="T154" style:family="text">
      <style:text-properties style:text-position="0% 100%" style:font-name="Times New Roman" fo:language="en" fo:country="IN" style:text-underline-style="none" officeooo:rsid="012d6743" style:font-name-complex="Times New Roman1"/>
    </style:style>
    <style:style style:name="T155" style:family="text">
      <style:text-properties style:text-position="0% 100%" style:font-name="Times New Roman" fo:language="en" fo:country="IN" style:text-underline-style="none" officeooo:rsid="012e175c" style:font-name-complex="Times New Roman1"/>
    </style:style>
    <style:style style:name="T156" style:family="text">
      <style:text-properties style:text-position="0% 100%" style:font-name="Times New Roman" fo:language="en" fo:country="IN" style:text-underline-style="none" officeooo:rsid="012e4692" style:font-name-complex="Times New Roman1"/>
    </style:style>
    <style:style style:name="T157" style:family="text">
      <style:text-properties style:text-position="0% 100%" style:font-name="Times New Roman" fo:language="en" fo:country="IN" style:text-underline-style="none" officeooo:rsid="012ff8f5" style:font-name-complex="Times New Roman1"/>
    </style:style>
    <style:style style:name="T158" style:family="text">
      <style:text-properties style:text-position="0% 100%" style:font-name="Times New Roman" fo:language="en" fo:country="IN" style:text-underline-style="none" officeooo:rsid="01317e70" style:font-name-complex="Times New Roman1"/>
    </style:style>
    <style:style style:name="T159" style:family="text">
      <style:text-properties style:text-position="0% 100%" style:font-name="Times New Roman" fo:language="en" fo:country="IN" style:text-underline-style="none" officeooo:rsid="01337b81" style:font-name-complex="Times New Roman1"/>
    </style:style>
    <style:style style:name="T160" style:family="text">
      <style:text-properties style:text-position="0% 100%" style:font-name="Times New Roman" fo:language="en" fo:country="IN" style:text-underline-style="none" officeooo:rsid="013394ff" style:font-name-complex="Times New Roman1"/>
    </style:style>
    <style:style style:name="T161" style:family="text">
      <style:text-properties style:text-position="0% 100%" style:font-name="Times New Roman" fo:language="en" fo:country="IN" style:text-underline-style="none" officeooo:rsid="0136cffe" style:font-name-complex="Times New Roman1"/>
    </style:style>
    <style:style style:name="T162" style:family="text">
      <style:text-properties style:text-position="0% 100%" style:font-name="Times New Roman" fo:language="en" fo:country="IN" style:text-underline-style="none" officeooo:rsid="0139f252" style:font-name-complex="Times New Roman1"/>
    </style:style>
    <style:style style:name="T163" style:family="text">
      <style:text-properties style:text-position="0% 100%" style:font-name="Times New Roman" fo:language="en" fo:country="IN" style:text-underline-style="none" officeooo:rsid="013c02e4" style:font-name-complex="Times New Roman1"/>
    </style:style>
    <style:style style:name="T164" style:family="text">
      <style:text-properties style:text-position="0% 100%" style:font-name="Times New Roman" fo:language="en" fo:country="IN" style:text-underline-style="none" officeooo:rsid="013ee91a" style:font-name-complex="Times New Roman1"/>
    </style:style>
    <style:style style:name="T165" style:family="text">
      <style:text-properties style:text-position="0% 100%" style:font-name="Times New Roman" fo:language="en" fo:country="IN" style:text-underline-style="none" officeooo:rsid="01426099" style:font-name-complex="Times New Roman1"/>
    </style:style>
    <style:style style:name="T166" style:family="text">
      <style:text-properties style:text-position="0% 100%" style:font-name="Times New Roman" fo:language="en" fo:country="IN" style:text-underline-style="none" officeooo:rsid="01436dac" style:font-name-complex="Times New Roman1"/>
    </style:style>
    <style:style style:name="T167" style:family="text">
      <style:text-properties style:text-position="0% 100%" style:font-name="Times New Roman" fo:language="en" fo:country="IN" style:text-underline-style="none" fo:font-weight="normal" style:font-name-complex="Times New Roman1"/>
    </style:style>
    <style:style style:name="T168" style:family="text">
      <style:text-properties style:text-position="0% 100%" style:font-name="Times New Roman" fo:language="en" fo:country="IN" style:text-underline-style="none" fo:font-weight="normal" officeooo:rsid="00a83dd1" style:font-name-complex="Times New Roman1"/>
    </style:style>
    <style:style style:name="T169" style:family="text">
      <style:text-properties style:text-position="0% 100%" style:font-name="Times New Roman" fo:language="en" fo:country="IN" style:text-underline-style="none" fo:font-weight="normal" officeooo:rsid="00a88cb2" style:font-name-complex="Times New Roman1"/>
    </style:style>
    <style:style style:name="T170" style:family="text">
      <style:text-properties style:text-position="0% 100%" style:font-name="Times New Roman" fo:language="en" fo:country="IN" style:text-underline-style="none" fo:font-weight="normal" officeooo:rsid="00a9985b" style:font-name-complex="Times New Roman1"/>
    </style:style>
    <style:style style:name="T171" style:family="text">
      <style:text-properties style:text-position="0% 100%" style:font-name="Times New Roman" fo:language="en" fo:country="IN" style:text-underline-style="none" fo:font-weight="normal" officeooo:rsid="00c9ef1b" style:font-name-complex="Times New Roman1"/>
    </style:style>
    <style:style style:name="T172" style:family="text">
      <style:text-properties style:text-position="0% 100%" style:font-name="Times New Roman" fo:language="en" fo:country="IN" style:text-underline-style="none" fo:font-weight="normal" officeooo:rsid="00a6f8c4" style:font-name-complex="Times New Roman1"/>
    </style:style>
    <style:style style:name="T173" style:family="text">
      <style:text-properties style:text-position="0% 100%" style:font-name="Times New Roman" fo:language="en" fo:country="IN" style:text-underline-style="none" fo:font-weight="normal" officeooo:rsid="00cacc38" style:font-name-complex="Times New Roman1"/>
    </style:style>
    <style:style style:name="T174" style:family="text">
      <style:text-properties style:text-position="0% 100%" style:font-name="Times New Roman" fo:language="en" fo:country="IN" style:text-underline-style="none" fo:font-weight="normal" officeooo:rsid="00ccbc72" style:font-name-complex="Times New Roman1"/>
    </style:style>
    <style:style style:name="T175" style:family="text">
      <style:text-properties style:text-position="0% 100%" style:font-name="Times New Roman" fo:language="en" fo:country="IN" style:text-underline-style="none" fo:font-weight="normal" officeooo:rsid="00cde8a5" style:font-name-complex="Times New Roman1"/>
    </style:style>
    <style:style style:name="T176" style:family="text">
      <style:text-properties style:text-position="0% 100%" style:font-name="Times New Roman" fo:language="en" fo:country="IN" style:text-underline-style="none" fo:font-weight="bold" officeooo:rsid="01426099" style:font-weight-asian="bold" style:font-name-complex="Times New Roman1" style:font-weight-complex="bold"/>
    </style:style>
    <style:style style:name="T177" style:family="text">
      <style:text-properties style:text-position="0% 100%" style:font-name="Times New Roman" fo:language="en" fo:country="IN" style:text-underline-style="none" fo:font-weight="bold" officeooo:rsid="01436dac" style:font-weight-asian="bold" style:font-name-complex="Times New Roman1" style:font-weight-complex="bold"/>
    </style:style>
    <style:style style:name="T178" style:family="text">
      <style:text-properties style:text-position="0% 100%" style:font-name="Times New Roman" fo:language="en" fo:country="IN" style:text-underline-style="none" fo:font-weight="bold" officeooo:rsid="00771f73" style:font-weight-asian="bold" style:font-name-complex="Times New Roman1" style:font-weight-complex="bold"/>
    </style:style>
    <style:style style:name="T179" style:family="text">
      <style:text-properties style:text-position="0% 100%" style:font-name="Times New Roman" fo:language="en" fo:country="IN" fo:font-weight="normal" officeooo:rsid="0031a333" style:font-weight-asian="normal" style:font-name-complex="Times New Roman1" style:font-weight-complex="normal"/>
    </style:style>
    <style:style style:name="T180" style:family="text">
      <style:text-properties style:text-position="0% 100%" style:font-name="Times New Roman" fo:language="en" fo:country="IN" fo:font-weight="normal" officeooo:rsid="00331dcd" style:font-weight-asian="normal" style:font-name-complex="Times New Roman1" style:font-weight-complex="normal"/>
    </style:style>
    <style:style style:name="T181" style:family="text">
      <style:text-properties style:text-position="0% 100%" style:font-name="Times New Roman" fo:language="en" fo:country="IN" fo:font-weight="normal" officeooo:rsid="00350c97" style:font-weight-asian="normal" style:font-name-complex="Times New Roman1" style:font-weight-complex="normal"/>
    </style:style>
    <style:style style:name="T182" style:family="text">
      <style:text-properties style:text-position="0% 100%" style:font-name="Times New Roman" fo:language="en" fo:country="IN" fo:font-weight="normal" officeooo:rsid="003399d3" style:font-weight-asian="normal" style:font-name-complex="Times New Roman1" style:font-weight-complex="normal"/>
    </style:style>
    <style:style style:name="T183" style:family="text">
      <style:text-properties style:text-position="0% 100%" officeooo:rsid="001a2442"/>
    </style:style>
    <style:style style:name="T184" style:family="text">
      <style:text-properties style:text-position="0% 100%" officeooo:rsid="002272aa"/>
    </style:style>
    <style:style style:name="T185" style:family="text">
      <style:text-properties style:text-position="0% 100%" fo:language="en" fo:country="IN" officeooo:rsid="00116b7b"/>
    </style:style>
    <style:style style:name="T186" style:family="text">
      <style:text-properties style:text-position="0% 100%" fo:language="en" fo:country="IN" officeooo:rsid="00273080"/>
    </style:style>
    <style:style style:name="T187" style:family="text">
      <style:text-properties style:text-position="0% 100%" fo:language="en" fo:country="IN" officeooo:rsid="006d6e8e"/>
    </style:style>
    <style:style style:name="T188" style:family="text">
      <style:text-properties style:text-position="0% 100%" fo:language="en" fo:country="IN" officeooo:rsid="007194d6"/>
    </style:style>
    <style:style style:name="T189" style:family="text">
      <style:text-properties style:text-position="0% 100%" fo:language="en" fo:country="IN" fo:font-weight="normal" officeooo:rsid="007194d6" style:font-weight-asian="normal" style:font-weight-complex="normal"/>
    </style:style>
    <style:style style:name="T190" style:family="text">
      <style:text-properties style:text-position="0% 100%" fo:language="en" fo:country="IN" style:text-underline-style="none" officeooo:rsid="00736fec"/>
    </style:style>
    <style:style style:name="T191" style:family="text">
      <style:text-properties style:text-position="0% 100%" fo:language="en" fo:country="IN" style:text-underline-style="none" officeooo:rsid="007194d6"/>
    </style:style>
    <style:style style:name="T192" style:family="text">
      <style:text-properties style:text-position="0% 100%" fo:language="en" fo:country="IN" style:text-underline-style="none" fo:font-weight="normal" officeooo:rsid="00736fec" style:font-weight-asian="normal" style:font-weight-complex="normal"/>
    </style:style>
    <style:style style:name="T193" style:family="text">
      <style:text-properties style:text-position="0% 100%" fo:language="en" fo:country="IN" style:text-underline-style="none" fo:font-weight="normal" officeooo:rsid="007194d6" style:font-weight-asian="normal" style:font-weight-complex="normal"/>
    </style:style>
    <style:style style:name="T194" style:family="text">
      <style:text-properties style:text-position="0% 100%" fo:language="en" fo:country="IN" officeooo:rsid="007eefb9"/>
    </style:style>
    <style:style style:name="T195" style:family="text">
      <style:text-properties style:text-position="0% 100%" fo:language="en" fo:country="IN" officeooo:rsid="00ab651d"/>
    </style:style>
    <style:style style:name="T196" style:family="text">
      <style:text-properties style:text-position="0% 100%" fo:language="en" fo:country="IN" officeooo:rsid="00e60da7"/>
    </style:style>
    <style:style style:name="T197" style:family="text">
      <style:text-properties style:text-position="0% 100%" fo:language="en" fo:country="IN" officeooo:rsid="00eb45cd"/>
    </style:style>
    <style:style style:name="T198" style:family="text">
      <style:text-properties style:text-position="0% 100%" fo:language="en" fo:country="IN" officeooo:rsid="00ed6f7e"/>
    </style:style>
    <style:style style:name="T199" style:family="text">
      <style:text-properties style:text-position="0% 100%" fo:language="en" fo:country="IN" fo:font-weight="bold" officeooo:rsid="00273080" style:font-weight-asian="bold" style:font-weight-complex="bold"/>
    </style:style>
    <style:style style:name="T200" style:family="text">
      <style:text-properties style:text-position="0% 100%" fo:language="en" fo:country="IN" fo:font-weight="bold" officeooo:rsid="00116b7b" style:font-weight-asian="bold" style:font-weight-complex="bold"/>
    </style:style>
    <style:style style:name="T201" style:family="text">
      <style:text-properties style:text-position="0% 100%" officeooo:rsid="00170af6"/>
    </style:style>
    <style:style style:name="T202" style:family="text">
      <style:text-properties style:text-position="0% 100%" officeooo:rsid="0148a52d"/>
    </style:style>
    <style:style style:name="T203" style:family="text">
      <style:text-properties officeooo:rsid="00b43b61"/>
    </style:style>
    <style:style style:name="T204" style:family="text">
      <style:text-properties fo:font-style="italic" officeooo:rsid="00c175ef" style:font-style-asian="italic"/>
    </style:style>
    <style:style style:name="T205" style:family="text">
      <style:text-properties fo:language="en" fo:country="IN" officeooo:rsid="00273080"/>
    </style:style>
    <style:style style:name="T206" style:family="text">
      <style:text-properties fo:language="en" fo:country="IN" officeooo:rsid="011c69e4"/>
    </style:style>
    <style:style style:name="T207" style:family="text">
      <style:text-properties officeooo:rsid="01606083"/>
    </style:style>
    <style:style style:name="Sect1" style:family="section">
      <style:section-properties text:dont-balance-text-columns="true" style:editable="false">
        <style:columns fo:column-count="2" fo:column-gap="0.635cm">
          <style:column style:rel-width="32767*" fo:start-indent="0cm" fo:end-indent="0.318cm"/>
          <style:column style:rel-width="32768*" fo:start-indent="0.318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xt:span text:style-name="T207">Nearest - </text:span>Neighbour Dependent Similarity in Recommender Systems</text:p>
      <text:p text:style-name="P1"/>
      <table:table table:name="Table1" table:style-name="Table1">
        <table:table-column table:style-name="Table1.A"/>
        <table:table-row table:style-name="Table1.1">
          <table:table-cell table:style-name="Table1.A1" office:value-type="string">
            <text:p text:style-name="P69"><text:span text:style-name="T8">Sahil Mishra</text:span><text:span text:style-name="T7"> and Sanjaya Kumar Panda, Associate Member, IEI</text:span></text:p>
          </table:table-cell>
        </table:table-row>
        <table:table-row table:style-name="Table1.2">
          <table:table-cell table:style-name="Table1.A1" office:value-type="string">
            <text:p text:style-name="P67">Department of Computer Science and Engineering</text:p>
            <text:p text:style-name="P63"><text:span text:style-name="T9">Department of Information Technolog</text:span><text:span text:style-name="T10">y</text:span></text:p>
          </table:table-cell>
        </table:table-row>
        <table:table-row table:style-name="Table1.3">
          <table:table-cell table:style-name="Table1.A1" office:value-type="string">
            <text:p text:style-name="P68"><text:span text:style-name="T15">I</text:span><text:span text:style-name="T9">ndian Institute of Information Technology, Design and Manufacturing, Kurnool – 518007, India</text:span></text:p>
          </table:table-cell>
        </table:table-row>
        <table:table-row table:style-name="Table1.1">
          <table:table-cell table:style-name="Table1.A1" office:value-type="string">
            <text:p text:style-name="P70"><text:span text:style-name="T9">{</text:span><text:span text:style-name="T204">sahilmishra32</text:span><text:span text:style-name="T9">, sanjayauce}@gmail.com</text:span></text:p>
          </table:table-cell>
        </table:table-row>
      </table:table>
      <text:p text:style-name="P64"/>
      <text:p text:style-name="P2"/>
      <text:section text:style-name="Sect1" text:name="TextSection">
        <text:p text:style-name="P65"><text:span text:style-name="T11">Abstract</text:span><text:span text:style-name="T12"> – .</text:span></text:p>
        <text:p text:style-name="P66"/>
        <text:p text:style-name="P4"><text:span text:style-name="T13">Keywords </text:span><text:span text:style-name="T14">–</text:span><text:span text:style-name="T13"> Intelligent Systems</text:span><text:span text:style-name="T14">;</text:span><text:span text:style-name="T13"> Green Technology</text:span><text:span text:style-name="T14">;</text:span><text:span text:style-name="T13"> Energy Efficiency</text:span><text:span text:style-name="T14">;</text:span><text:span text:style-name="T13"> Sustainability</text:span><text:span text:style-name="T14">;</text:span><text:span text:style-name="T13"> Earth</text:span><text:span text:style-name="T14">.</text:span></text:p>
        <text:p text:style-name="P21"/>
        <text:p text:style-name="P31">Introduction</text:p>
        <text:p text:style-name="P22"/>
        <text:p text:style-name="P23">Technology has always been expanding its horizon. <text:s/>Earlier we just used to have simple feature phones which could just make call and receive call. But now, with the introduction of smartphones, we can do a lot more than that. Along with that, Intelligent Systems are increasingly entering our lives. Intelligent Systems pose the ability to learn from the experiences (data) and respond accordingly. General class of intelligent systems consists of artificial intelligence, robotics and IOT. While artificial intelligence helps a system understand and react to certain circumstances, it, being just a software cannot do a lot more than that. So, here Robotics does its job. It helps take necessary physical actions to respond to those circumstances. Again the next problem which arises is the communication among various devices constituting the system. So, Internet of Things (I<text:span text:style-name="T203">o</text:span>T) plays an important role here to smoothen the process of communication among those devices. When these three are combined, what they constitute is generally called an Intelligent System. Now coming on the term ‘Green Technology’, it broadly means the use of technology to protect the earth and environment. It can be done in various ways. But the most important issue to solve to protect the environment is getting rid of all sorts of pollution and if not possible to remove it completely, then atleast reducing it to a tolerable limit. The other major issue is deforestation. We also need to put a check on it. We can use Intelligent Systems to solve these issues. There are various ways to achive our goal</text:p>
        <text:p text:style-name="P23"/>
        <text:p text:style-name="P24"><text:span text:style-name="T23">Pollution, </text:span><text:bookmark-start text:name="__DdeLink__2074_4113729057"/><text:span text:style-name="T23">D</text:span><text:bookmark-end text:name="__DdeLink__2074_4113729057"/><text:span text:style-name="T23">eforestation and their causes</text:span></text:p>
        <text:p text:style-name="P3"/>
        <text:p text:style-name="P5"><text:span text:style-name="T1">Earth is not what is was a million years ago. With the advancement of technology, we have been benefitted a lot, but simultaneously, it has caused a lot of adverse effects on our planet’s unique environment. Industrialization has led to a lot of pollutants to just go like that in the air, water and soil. Vehicles are contributing as the major sources of air pollutants. Even the </text:span><text:span text:style-name="T5">area</text:span><text:span text:style-name="T1"> of agriculture is making a huge contribution of pollutants- of all three forms. </text:span><text:span text:style-name="T2">Not just them, but burning of fossil fuels, mining, use of pesitcides, fertilizers and use of plastic are also major pollutants.</text:span><text:span text:style-name="T1"> We need to put a check on this if we want to keep this earth habitable. </text:span></text:p>
        <text:p text:style-name="P3"/>
        <text:p text:style-name="P6"><text:span text:style-name="T3">Deforestation means cutting of trees at an alarming rate. It has led to a loss of habitat of flaura and fauna, increase in green house gases, erosion of soil and a lot more adverse effects. </text:span><text:span text:style-name="T4">It is mainly caused by natural causes- floods and parasites; and h</text:span><text:span text:style-name="T24">uman activities-</text:span> agricultural expansion, cattle breeding, timber extraction, mining, oil extraction, dam construction and infrastructure development.</text:p>
        <text:p text:style-name="P6"/>
        <text:p text:style-name="P7"><text:span text:style-name="T25">Both of them – Pollution and deforestation together have caused the </text:span><text:span text:style-name="Emphasis">rate</text:span> of temperature <text:span text:style-name="T25">to double </text:span>in the last 50 years <text:span text:style-name="T201">[1]</text:span>. During the 21st Century, various computer models predict that Earth’s average temperature will rise between 1.8° and 4.0° Celsius <text:span text:style-name="T183">[2]</text:span><text:span text:style-name="T22">.</text:span><text:span text:style-name="T183">. </text:span><text:span text:style-name="T26">Many countries have faced the hottest days in their respective histories in 2019. </text:span><text:span text:style-name="T184">Certain m</text:span><text:span text:style-name="T26">odels currently suggest that we will reach 7 °C above pre-industrial levels by 2200 </text:span><text:span text:style-name="T202">[</text:span><text:span text:style-name="T184">3].</text:span></text:p>
        <text:p text:style-name="P43"/>
        <text:p text:style-name="P39"><text:span text:style-name="T28">We can use the Intelligent Systems </text:span><text:span text:style-name="T29">i</text:span><text:span text:style-name="T28">n various ways to control the various types of pollution </text:span><text:span text:style-name="T30">and deforestation upto some extent.</text:span></text:p>
        <text:p text:style-name="P43"/>
        <text:p text:style-name="P30"><text:span text:style-name="T199">Controllling air p</text:span><text:span text:style-name="T200">ollution </text:span><text:span text:style-name="T199">using Intelligent Systems</text:span></text:p>
        <text:p text:style-name="P33"/>
        <text:p text:style-name="P8"><text:span text:style-name="T31">Many metropolitan cities in various countries have started facing the adverse effects of air pollution. Be it Beijing or New Delhi, the</text:span><text:span text:style-name="T32">y both are some of the most polluted cities of the world. </text:span><text:span text:style-name="T33">Their main cause of pollution are basically vehicles and industries. So, to control the pollution, there are various ways. </text:span></text:p>
        <text:p text:style-name="P44"/>
        <text:p text:style-name="P9"><text:span text:style-name="T34">Firstly, if we can predict the severity of air pollution in different regions in advance, then we can shut down all the factories </text:span><text:span text:style-name="T35">and restrict the usage of vehicles during that period of time. </text:span><text:span text:style-name="T36">This system can be implemented using deep learning models like </text:span><text:span text:style-name="T69">Recurrent Neural Networks (RNN)</text:span><text:span text:style-name="T36">. </text:span><text:span text:style-name="T37">The input vector data may comprise of various features like <text:s/></text:span><text:span text:style-name="T179">vehicles on weekdays, vehicles on weekends, factories’ working hours, </text:span><text:span text:style-name="T180">temperature, pressure, crop season timings </text:span><text:span text:style-name="T181">and </text:span><text:span text:style-name="T180"><text:s/></text:span><text:span text:style-name="T182">amount of gases in the atmosphere</text:span><text:span text:style-name="T38">. </text:span><text:span text:style-name="T39">The reason to use RNN is that we have sequential data of each day/hour. </text:span><text:span text:style-name="T60">One more thing we can implement is the system to check where the something like </text:span><text:span text:style-name="T63">landfills</text:span><text:span text:style-name="T60"> or any crop field is on fire.</text:span></text:p>
        <text:p text:style-name="P45"><text:soft-page-break/></text:p>
        <text:p text:style-name="P18"><text:span text:style-name="T39">A</text:span><text:span text:style-name="T64">nother change that can be done is increasing the usage of electric vehicles or vehicles driven by some renewable energy. </text:span><text:span text:style-name="T40">If not possible then the vehicles can be equipped with a system which can detect at what speed the level of pollutants emitted by the vehicles may increase before it actually increases. For this to be implemented, the best model may be any Ensemble Model as it tries to improve the performance by combining various models. </text:span><text:span text:style-name="T41">T</text:span><text:span text:style-name="T42">he </text:span><text:span text:style-name="T43">Ensemble Model may consist of </text:span><text:span text:style-name="T42">a </text:span><text:span text:style-name="T43">Mo</text:span><text:span text:style-name="T42">del-</text:span><text:span text:style-name="T43">A</text:span><text:span text:style-name="T42"> to check if all the gear mechanisms are intact and properly working. </text:span><text:span text:style-name="T44">Model-A can be implemented by using </text:span><text:span text:style-name="T65">(</text:span><text:span text:style-name="T66">Gated recurrent </text:span><text:span text:style-name="T67">U</text:span><text:span text:style-name="T66">nit</text:span><text:span text:style-name="T67">s (</text:span><text:span text:style-name="T66">GRU</text:span><text:span text:style-name="T67">s)</text:span><text:span text:style-name="T44"> over </text:span><text:span text:style-name="T68">Convolutional Neural Networks (CNN)</text:span><text:span text:style-name="T44"> so that </text:span><text:span text:style-name="T45">snapshots can be taken at different moments of time from a video </text:span><text:span text:style-name="T46">and model can be trained on the seqeunce of images to check how the gear system behaves over time.</text:span><text:span text:style-name="T45"> </text:span><text:span text:style-name="T47">This system may be used in factories to check for any fault which may occur in the machines in future. </text:span><text:span text:style-name="T48">This can also prevent energy loss due to faulty </text:span><text:span text:style-name="T49">parts </text:span><text:span text:style-name="T50">or parts which may fail in future</text:span><text:span text:style-name="T49">. </text:span><text:span text:style-name="T51">Another Model-B may be used to check the air pressure in tyre and respective pollutant emission. </text:span><text:span text:style-name="T52">The other Model-C may be used to check the density of lubricant and any dirt present in it and <text:s/>thus predicting emission of pollutants.</text:span></text:p>
        <text:p text:style-name="P45"/>
        <text:p text:style-name="P40"><text:span text:style-name="T39">N</text:span><text:span text:style-name="T27">ext thing which can be implemented is </text:span><text:span text:style-name="T54">the </text:span><text:span text:style-name="T53">application of AI on traffic signal system to get rid of traffic jam. </text:span><text:span text:style-name="T55">Most of the times it happens that the traffic light is red on one side with a lot of traffic and it is green on the side where traffic is very less. </text:span><text:span text:style-name="T57">It is also a cause of pollution as the vehicles’ engines are on at that time which releases a lot of pollutants in the air unnecessarily. </text:span><text:span text:style-name="T55">So object detection along with localization can be used to check the density of the vehicles and give priority to </text:span><text:span text:style-name="T56">that road where density is more. </text:span><text:span text:style-name="T59">It can also be helpful in giving way to emergency <text:s/>vehicles like ambulance and fire-fighting van.</text:span><text:span text:style-name="T56"> </text:span><text:span text:style-name="T58">Other change which can be implemented is automatically turning off the engines of the vehicles when they are not moving for some specific amount of time. </text:span></text:p>
        <text:p text:style-name="P46"/>
        <text:p text:style-name="P41"><text:span text:style-name="T61">Road accidents are also cause of traffic jams and thus air pollution. So, a cameras can be put at various accident-prone roads which can detect accidents automatically and inform the nearby medical help team. </text:span><text:span text:style-name="T62">This can be implemented using CNN on snaps of videos.</text:span></text:p>
        <text:p text:style-name="P46"/>
        <text:p text:style-name="P25"><text:span text:style-name="T194">Solving water related issues</text:span><text:span text:style-name="T187"> </text:span><text:span text:style-name="T186">using Intelligent Systems</text:span></text:p>
        <text:p text:style-name="P47"/>
        <text:p text:style-name="P26"><text:span text:style-name="T188">A. </text:span><text:span text:style-name="T189">Controlling Water Pollution</text:span></text:p>
        <text:p text:style-name="P46"/>
        <text:p text:style-name="P10"><text:span text:style-name="T72">H</text:span><text:span text:style-name="T71">umans have polluted the oceans to dangerous levels with offshore drilling, cargo transport, and tras</text:span><text:span text:style-name="T96">h- one garbage truck of plastic</text:span><text:span text:style-name="T71"> is dumped into the oceans every minute, amounting to </text:span><text:span text:style-name="T97">eight million metric tons of plastic annually </text:span><text:span text:style-name="T95">[4]</text:span><text:span text:style-name="T71">. <text:s/></text:span><text:span text:style-name="T73">To remove garbage from the ocean, we need to put some drones over the ocean to detect garbage floating on its surface. The </text:span><text:span text:style-name="T98">autonomous</text:span><text:span text:style-name="T73"> floating garbage trucks [5] can be deployed in the areas where there is a lot of garbage. </text:span><text:span text:style-name="T74">This garbage truck pulls the floating garbage, mainly plastic, </text:span><text:span text:style-name="T75">by the floating rope towards a collector which is usually a container ship. This waste is then recycled.</text:span></text:p>
        <text:p text:style-name="P48"/>
        <text:p text:style-name="P11"><text:span text:style-name="T75">M</text:span><text:span text:style-name="T76">achine Learning can be used to detect the gargabe flowing into the ocean from various places and thus knowing what sources are present in those places which release such waste products. It can also help in determining the actions and behaviour of people at those places. </text:span><text:span text:style-name="T77">This may help in preventing the waste from those sources from getting drained into water bodies and it can be recycled.</text:span></text:p>
        <text:p text:style-name="P49"/>
        <text:p text:style-name="P50">Ground water contamination can be checked using its chemical composition. But its not easy to extract ground water at various places and check its composition easily as it changes with time. So, we can develop a system to find chemical composition using temperature, electrical conductivity and pH levels as input vectors. Any ML or DL model can be suitable for this task.</text:p>
        <text:p text:style-name="P50"/>
        <text:p text:style-name="P42"><text:span text:style-name="T70">Coastal areas’ </text:span><text:span text:style-name="T91">ground</text:span><text:span text:style-name="T70"> water quality also needs to be checked and predicted in future for usage </text:span><text:span text:style-name="T91">because the salanity of sea also pollutes the ground water near it. </text:span><text:span text:style-name="T90">We need to implement a RNN to predict the future contamination as the pollutants are added and cleaned regularly. So we have a time based sequential data. The input vector may comprise of location of </text:span><text:span text:style-name="T92">pumping stations, previous salanity, dissolved minerals concentrations, </text:span><text:span text:style-name="T93">temperature</text:span><text:span text:style-name="T92"> and chlorophyll levels.</text:span></text:p>
        <text:p text:style-name="P51"/>
        <text:p text:style-name="P15"><text:span text:style-name="T92">R</text:span><text:span text:style-name="T99">iver water pollution also needs to be checked as most of the cities in <text:s/>North India get water supply from rivers. </text:span><text:span text:style-name="T172">Water quality variables like </text:span><text:span text:style-name="T171">pH</text:span><text:span text:style-name="T172">, </text:span><text:span text:style-name="T175">T</text:span><text:span text:style-name="T172">otal </text:span><text:span text:style-name="T175">D</text:span><text:span text:style-name="T172">issolved </text:span><text:span text:style-name="T175">S</text:span><text:span text:style-name="T172">olids, </text:span><text:span text:style-name="T171">Chemical</text:span><text:span text:style-name="T167"> Oxygen Demand</text:span><text:span text:style-name="T172"> </text:span><text:span text:style-name="T168">can be</text:span><text:span text:style-name="T172"> taken as </text:span><text:span text:style-name="T168">input </text:span><text:span text:style-name="T172">vectors and the prediction of </text:span><text:span text:style-name="T173">D</text:span><text:span text:style-name="T172">issolved </text:span><text:span text:style-name="T173">O</text:span><text:span text:style-name="T172">xygen and <text:s/></text:span><text:span text:style-name="T174">B</text:span><text:span text:style-name="T172">iological </text:span><text:span text:style-name="T174">O</text:span><text:span text:style-name="T172">xygen </text:span><text:span text:style-name="T174">D</text:span><text:span text:style-name="T172">emand </text:span><text:span text:style-name="T168">can be made using them</text:span><text:span text:style-name="T172">. </text:span><text:span text:style-name="T169">The Artificial Neural Network Models can be used to make <text:s/>predictions. </text:span><text:span text:style-name="T170">Even the presence of bacteria can be done using the same model.</text:span></text:p>
        <text:p text:style-name="P48"/>
        <text:p text:style-name="P48"/>
        <text:p text:style-name="P27"><text:span text:style-name="T190">B</text:span><text:span text:style-name="T191">. </text:span><text:span text:style-name="T192">Minimizing</text:span><text:span text:style-name="T193"> Water </text:span><text:span text:style-name="T192">Wastage</text:span></text:p>
        <text:p text:style-name="P48"/>
        <text:p text:style-name="P13"><text:span text:style-name="T75">M</text:span><text:span text:style-name="T76">achine Learning</text:span><text:span text:style-name="T78"> US alone wastes 7 billion gallons of potable water per day which is about 11000 swimming pools [6]. <text:s/></text:span><text:span text:style-name="T79">We can install sensors in houses to check for daily water usage and wastage. It will strike an alarm if the water is being wasted. </text:span><text:span text:style-name="T80">The amount of waste water will be determined based on the previous usage and number of people living in the houses and their daily usage. Again we will have to use </text:span><text:span text:style-name="T176">Long-Short Term Memory </text:span><text:span text:style-name="T177">(LSTM)</text:span><text:span text:style-name="T165"> </text:span><text:span text:style-name="T166">Model </text:span><text:span text:style-name="T80"><text:s/>or </text:span><text:span text:style-name="T178">GRU</text:span><text:span text:style-name="T80"> to implement this based on the data collected by the sensor.</text:span></text:p>
        <text:p text:style-name="P52"/>
        <text:p text:style-name="P12"><text:span text:style-name="T16">C</text:span><text:span text:style-name="T17">. </text:span><text:span text:style-name="T18">Preventing ground water</text:span><text:span text:style-name="T19"> </text:span><text:span text:style-name="T18">w</text:span><text:span text:style-name="T20">astage</text:span></text:p>
        <text:p text:style-name="P34"/>
        <text:p text:style-name="P14"><text:soft-page-break/><text:span text:style-name="T81">Chennai has almost run out of ground water and till 2020, it will completely run out of it [7]. <text:s/></text:span><text:span text:style-name="T82">Despite of being near coastal areas, the metropolitan faces water issues every year. Even in monsoon, it gets flooded. The main reason behind it is that most of the city roads and footpaths are made up of concrete which prevents the rainwater to go into the ground. </text:span><text:span text:style-name="T83">The same situation is with Hyderabad which will too run out of groundwater very soon.</text:span></text:p>
        <text:p text:style-name="P53"/>
        <text:p text:style-name="P14"><text:span text:style-name="T84">There are various solutions to these problems.</text:span><text:span text:style-name="T83"> </text:span><text:span text:style-name="T85">The ground water level usually falls in summer or when the demand is high. </text:span><text:span text:style-name="T86">So, we can build a predictor to predict when the supply is going to be more. At that time we can get alternate sources to supply the affected areas arranged. </text:span><text:span text:style-name="T87">This will reduce the load on the ground water supply system and prevent the chaos caused due to water shortage. </text:span><text:span text:style-name="T88">The input vector for the predictor model may be the pumping rates of the affected areas. </text:span><text:span text:style-name="T89">We can also install Rainwater Syringe </text:span><text:span text:style-name="T94">[8]</text:span><text:span text:style-name="T89"> in the areas which may lose groundwater in future.</text:span></text:p>
        <text:p text:style-name="P35"/>
        <text:p text:style-name="P28"><text:span text:style-name="T186">Controllling </text:span><text:span text:style-name="T195">soil</text:span><text:span text:style-name="T186"> p</text:span><text:span text:style-name="T185">ollution </text:span><text:span text:style-name="T186">using Intelligent Systems</text:span></text:p>
        <text:p text:style-name="P54"/>
        <text:p text:style-name="P16"><text:span text:style-name="T101">S</text:span><text:span text:style-name="T88">oil pollution is </text:span><text:span text:style-name="T101">mainly</text:span><text:span text:style-name="T88"> caused by the presence of man-made chemicals application of pesticides, percolation of contaminated surface water to subsurface strata, oil and fuel dumping, leaching of wastes from landfills or direct discharge of industrial wastes to the soil. </text:span><text:span text:style-name="T100"><text:s/></text:span><text:span text:style-name="T101">To curb soil pollution, immediate measures need to be taken </text:span><text:span text:style-name="T102">or the flaura is going to be dead very soon. </text:span></text:p>
        <text:p text:style-name="P56"/>
        <text:p text:style-name="P60"><text:span text:style-name="T102">F</text:span><text:span text:style-name="T70">irst thing we can implement is to deploy a device to check the soil composition timely and predict when it becomes polluted. So, w</text:span><text:span text:style-name="T103">e can also know from where do the pollutants come and </text:span><text:span text:style-name="T104">during what period of time the amount of pollutants is more. </text:span><text:span text:style-name="T105">Here also we can implement RNN model as the input is time-based. </text:span><text:span text:style-name="T106">This system can also be used to track waste </text:span><text:span text:style-name="T107">leaking from landfills</text:span><text:span text:style-name="T106">.</text:span></text:p>
        <text:p text:style-name="P61"><text:span text:style-name="T106">T</text:span><text:span text:style-name="T70">he main cause for soil pollution in agricultural lands is the uncontrolled usage of pesticides by farmers. This not only damages the soil but also poisons the crops and make them unfit to be consumed. </text:span><text:span text:style-name="T108">So, we can develop a model to </text:span><text:span text:style-name="T109">tell them</text:span><text:span text:style-name="T108"> the specific pesticides along with quantity </text:span><text:span text:style-name="T109">required by the crops </text:span><text:span text:style-name="T108">based on the images of the crops. The best model we can implement here is CNN which will take images of crops as input to predict the diseases and output the quantity and name of the pesticides required. </text:span><text:span text:style-name="T110">Same is the case with fertilizers but they cannot be predicted just by using images of crops. We need to get the soil composition too. It is not easier to get composition of soil quickly. So, </text:span><text:span text:style-name="T111">we can develop a system to find chemical composition using temperature, electrical conductivity and pH levels as input vectors. </text:span><text:span text:style-name="T110">This data can be easily obtained using sensors and then it can be used to predict the soil composition along with the name and quantity of fertilizers required.</text:span></text:p>
        <text:p text:style-name="P57"/>
        <text:p text:style-name="P29"><text:span text:style-name="T196">S</text:span><text:span text:style-name="T197">ustainable li</text:span><text:span text:style-name="T198">fe</text:span><text:span text:style-name="T186"> using Intelligent Systems</text:span></text:p>
        <text:p text:style-name="P55"/>
        <text:p text:style-name="P62"><text:span text:style-name="T70">Sustainable living is the lifestyle </text:span><text:span text:style-name="T112">which focusses on reducing</text:span><text:span text:style-name="T70"> the </text:span><text:span text:style-name="T113">usage</text:span><text:span text:style-name="T70"> o</text:span><text:span text:style-name="T112">f earth’s</text:span><text:span text:style-name="T70"> natural resources </text:span><text:span text:style-name="T113">at individual level and social level. </text:span><text:span text:style-name="T114">The basic goal of it to reduce carbon footprinting. </text:span><text:span text:style-name="T115">There are a lot of ways to achieve it. First and the foremost thing we can do is to predict the demand and supply of resources around the globe. </text:span><text:span text:style-name="T116">It has been seen many times that this demand and supply miscommunication has led to economic chaos. </text:span><text:span text:style-name="T117">Take example of tomato </text:span><text:span text:style-name="T122">crop </text:span><text:span text:style-name="T117">demand and supply </text:span><text:span text:style-name="T123">chain</text:span><text:span text:style-name="T117">. Weather conditons affect this crop. Heat waves ripe it before time. Thus farmers are forced to sell it at lower prices due to unavailability of cold storage while consumers pay high price for it. </text:span><text:span text:style-name="T118">Heat waves are not just only reason for this inflation. </text:span><text:span text:style-name="T119">The most important reason is the broken chain </text:span><text:span text:style-name="T124">of</text:span><text:span text:style-name="T119"> demand and supply. The areas where this crop is produced more, </text:span><text:span text:style-name="T125">it is</text:span><text:span text:style-name="T119"> sold at very lesser prices and thus farmers get almost zero profit. </text:span><text:span text:style-name="T120">And where it is not produced, there i</text:span><text:span text:style-name="T126">t</text:span><text:span text:style-name="T120"> reaches very late only after getting to know the amount of shortage </text:span><text:span text:style-name="T128">a long time after being bought from the farmers.</text:span><text:span text:style-name="T120"> </text:span><text:span text:style-name="T121">So, farmers sometimes destr</text:span><text:span text:style-name="T127">o</text:span><text:span text:style-name="T121">y their crops as they don’t get enough</text:span><text:span text:style-name="T114"> </text:span><text:span text:style-name="T121">profit. This is seen </text:span><text:span text:style-name="T132">more as </text:span><text:span text:style-name="T128">national </text:span><text:span text:style-name="T121">economic </text:span><text:span text:style-name="T128">loss</text:span><text:span text:style-name="T121"> but it is more loss to earth’s natural resources. Rice, sugarcane and tomato crops require a lot of water. So destroying them means the wastage of potable water </text:span><text:span text:style-name="T129">which was used in watering it </text:span><text:span text:style-name="T130">which is again wasting earth’s natural resources. </text:span><text:span text:style-name="T133">Also a lot of fertilizers would have been used to harvest the crops which would have agin degraded the soil qaulity.</text:span><text:span text:style-name="T130"> </text:span><text:span text:style-name="T131">So, if by developing some algorithm we can predict demand and supply of various things across the globe and arrange the proper tranportation facilities for that, then we can minimize loss of energy which can be used in some other places.</text:span></text:p>
        <text:p text:style-name="P58"/>
        <text:p text:style-name="P17"><text:span text:style-name="T131">N</text:span><text:span text:style-name="T135">ot just crop price inflation but <text:s/>disease outbreaks also </text:span><text:span text:style-name="T134">affect the process of sustainable development. Many of these <text:s/>diseases </text:span><text:span text:style-name="T136">are </text:span><text:span text:style-name="T134">often concentrated among the poorest populations in the world. </text:span><text:span text:style-name="T137">Disease outbreaks generally result in loss of life at a large scale which increases </text:span><text:span text:style-name="T138">pollutes various natural resources</text:span><text:span text:style-name="T135">. </text:span><text:span text:style-name="T139">If the dead bodies are not disposed off properly, then soil, air and water all three can get </text:span><text:span text:style-name="T140">contamoinated</text:span><text:span text:style-name="T139"> and thus affecting more population </text:span><text:span text:style-name="T141">in various parts of the world</text:span><text:span text:style-name="T139">.</text:span></text:p>
        <text:p text:style-name="P19"><text:span text:style-name="T135"><text:s/>So, from the past data if we can predict the time, period and region of outbreaks </text:span><text:span text:style-name="T146">in advance</text:span><text:span text:style-name="T135">, then we can save a lot of natural resources. </text:span><text:span text:style-name="T142">This prediction </text:span><text:span text:style-name="T143">algorithm</text:span><text:span text:style-name="T142"> still difficult to implement as </text:span><text:span text:style-name="T144">it</text:span><text:span text:style-name="T142"> needs a lot of data to be trained on but fortunately WHO tries to prevent such outbreaks </text:span><text:span text:style-name="T145">and reduce epidemics. </text:span><text:span text:style-name="T146">But still a lot of epidemics occur in various parts of the world and </text:span><text:span text:style-name="T147">building such a system to predict such epidemics in advance may save lives of hundreds of people.</text:span></text:p>
        <text:p text:style-name="P36"/>
        <text:p text:style-name="P38"><text:span text:style-name="T205">Con</text:span><text:span text:style-name="T206">clusion</text:span></text:p>
        <text:p text:style-name="P37"/>
        <text:p text:style-name="P20"><text:span text:style-name="T145">G</text:span><text:span text:style-name="T148">reen Earth is the need of the hour. </text:span><text:span text:style-name="T149">As the time is passing, earth is slowly becoming inhabitable. </text:span><text:span text:style-name="T150"><text:s/></text:span><text:span text:style-name="T151">People should understand that their irresponsibility </text:span><text:span text:style-name="T152">is causing </text:span><text:soft-page-break/><text:span text:style-name="T152">harm to the environment. </text:span><text:span text:style-name="T153">The use of technology has rapidly increased since the beginnning of the 21</text:span><text:span text:style-name="T21">st</text:span><text:span text:style-name="T153"> century. </text:span><text:span text:style-name="T154">We are using technology in various domains especially in the area of Artificial Intelligence. So, artificial intelligence can also be used in making our earth better place to live for our future generations. </text:span><text:span text:style-name="T155">We can use it in various ways like to curb all types of pollutions, namely-Air, water and soil. </text:span><text:span text:style-name="T156">Artificial Intelligence’s tools like Machine Learning and Deep Learning can be used to predict the severity of pollution in advance. </text:span><text:span text:style-name="T157">They can also be used to check the source of pollution from <text:s/>various sources. </text:span><text:span text:style-name="T158">They can even be used to predict the behaviour of people towards environment based on their activities which harm it. </text:span><text:span text:style-name="T159">With the help of robotics, the AI gets a helping hand to clean the environment </text:span><text:span text:style-name="T160">and IoT can make various systems communicate, </text:span><text:span text:style-name="T161">thus forming a group of intelligent systems. </text:span><text:span text:style-name="T162">These intelligent systems </text:span><text:span text:style-name="T163">can play a major role in helping <text:s/>to reverse the effects of human activity on the environment. </text:span><text:span text:style-name="T164">They can even tell us what not to do in future to prevent any chances of future catastrophe.</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32">References</text:p>
        <text:p text:style-name="P32"/>
        <text:list xml:id="list4212627192" text:style-name="WWNum1">
          <text:list-item>
            <text:p text:style-name="P74"><text:a xlink:type="simple" xlink:href="https://earthobservatory.nasa.gov/features/GlobalWarming/page2.php" text:style-name="Internet_20_link" text:visited-style-name="Visited_20_Internet_20_Link"><text:span text:style-name="T6">https://earthobservatory.nasa.gov/features/GlobalWarming/page2.php</text:span></text:a></text:p>
          </text:list-item>
        </text:list>
        <text:p text:style-name="P71"/>
        <text:list xml:id="list233910383955117" text:continue-numbering="true" text:style-name="WWNum1">
          <text:list-item>
            <text:p text:style-name="P74"><text:a xlink:type="simple" xlink:href="https://scied.ucar.edu/longcontent/predictions-future-global-climate" text:style-name="Internet_20_link" text:visited-style-name="Visited_20_Internet_20_Link"><text:span text:style-name="T6">https://scied.ucar.edu/longcontent/predictions-future-global-climate</text:span></text:a></text:p>
          </text:list-item>
        </text:list>
        <text:p text:style-name="P71"/>
        <text:list xml:id="list233910414766925" text:continue-numbering="true" text:style-name="WWNum1">
          <text:list-item>
            <text:p text:style-name="P74"><text:a xlink:type="simple" xlink:href="http://www.bbc.com/earth/story/20151130-how-hot-could-the-earth-get" text:style-name="Internet_20_link" text:visited-style-name="Visited_20_Internet_20_Link"><text:span text:style-name="T6">http://www.bbc.com/earth/story/20151130-how-hot-could-the-earth-get</text:span></text:a></text:p>
          </text:list-item>
        </text:list>
        <text:p text:style-name="P71"/>
        <text:list xml:id="list233909912198303" text:continue-numbering="true" text:style-name="WWNum1">
          <text:list-item>
            <text:p text:style-name="P75"><text:a xlink:type="simple" xlink:href="https://www.recode.net/ad/18027288/ai-sustainability-environment" text:style-name="Internet_20_link" text:visited-style-name="Visited_20_Internet_20_Link">https://www.recode.net/ad/18027288/ai-sustainability-environment</text:a></text:p>
          </text:list-item>
        </text:list>
        <text:p text:style-name="P71"/>
        <text:list xml:id="list233911370806640" text:continue-numbering="true" text:style-name="WWNum1">
          <text:list-item>
            <text:p text:style-name="P76"><text:a xlink:type="simple" xlink:href="https://theoceancleanup.com/technology/" text:style-name="Internet_20_link" text:visited-style-name="Visited_20_Internet_20_Link">https://theoceancleanup.com/technology/</text:a></text:p>
          </text:list-item>
        </text:list>
        <text:p text:style-name="P73"/>
        <text:list xml:id="list233910306004292" text:continue-numbering="true" text:style-name="WWNum1">
          <text:list-item>
            <text:p text:style-name="P76"><text:a xlink:type="simple" xlink:href="https://thinkprogress.org/the-u-s-wastes-7-billion-gallons-of-drinking-water-a-day-can-innovation-help-solve-the-problem-f7877d6e3574/" text:style-name="Internet_20_link" text:visited-style-name="Visited_20_Internet_20_Link">https://thinkprogress.org/the-u-s-wastes-7-billion-gallons-of-drinking-water-a-day-can-innovation-help-solve-the-problem-f7877d6e3574/</text:a></text:p>
          </text:list-item>
        </text:list>
        <text:p text:style-name="P72"/>
        <text:list xml:id="list233910361087732" text:continue-numbering="true" text:style-name="WWNum1">
          <text:list-item>
            <text:p text:style-name="P76"><text:a xlink:type="simple" xlink:href="http://www.newindianexpress.com/cities/chennai/2018/jun/16/by-2020-chennai-to-run-out-of-groundwater-niti-aayog-1828894.html" text:style-name="Internet_20_link" text:visited-style-name="Visited_20_Internet_20_Link">http://www.newindianexpress.com/cities/chennai/2018/jun/16/by-2020-chennai-to-run-out-of-groundwater-niti-aayog-1828894.html</text:a></text:p>
          </text:list-item>
        </text:list>
        <text:p text:style-name="P72"/>
        <text:list xml:id="list233910292743492" text:continue-numbering="true" text:style-name="WWNum1">
          <text:list-item>
            <text:p text:style-name="P76"><text:a xlink:type="simple" xlink:href="https://www.thebetterindia.com/184426/kerala-rainwater-harvesting-syringe-innovation-water-conservation-india/" text:style-name="Internet_20_link" text:visited-style-name="Visited_20_Internet_20_Link"><text:span text:style-name="T164">https://www.thebetterindia.com/184426/kerala-rainwater-harvesting-syringe-innovation-water-conservation-india/</text:span></text:a></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Sendnya" svg:font-family="Sendnya"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IN" style:letter-kerning="false" style:font-name-asian="SimSun" style:font-size-asian="10pt" style:language-asian="en" style:country-asian="I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61cm" style:writing-mode="lr-tb"/>
      <style:text-properties style:use-window-font-color="true" style:font-name="Times New Roman" fo:font-size="10pt" fo:language="en" fo:country="IN" style:letter-kerning="false" style:font-name-asian="SimSun" style:font-size-asian="10pt" style:language-asian="en" style:country-asian="I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vertical-align="baseline" style:writing-mode="lr-tb"/>
      <style:text-properties style:use-window-font-color="true" style:font-name="Times" fo:font-family="Times" style:font-family-generic="roman" style:font-pitch="variable" fo:font-size="10pt" fo:language="en" fo:country="AU" style:letter-kerning="false" style:font-name-asian="PMingLiU" style:font-family-asian="PMingLiU" style:font-family-generic-asian="system" style:font-pitch-asian="variable" style:font-size-asian="10pt" style:language-asian="zh" style:country-asian="TW" style:font-name-complex="Times1" style:font-family-complex="Times"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4pt" fo:language="en" fo:country="IN" fo:font-weight="bold" style:letter-kerning="false" style:font-name-asian="SimSun" style:font-family-asian="SimSun" style:font-family-generic-asian="system" style:font-pitch-asian="variable" style:font-size-asian="14pt" style:language-asian="en" style:country-asian="IN"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2pt" fo:language="en" fo:country="IN" fo:font-style="italic" fo:font-weight="bold" style:letter-kerning="false" style:font-name-asian="SimSun" style:font-family-asian="SimSun" style:font-family-generic-asian="system" style:font-pitch-asian="variable" style:font-size-asian="12pt" style:language-asian="en" style:country-asian="IN" style:font-style-asian="italic" style:font-weight-asian="bold" style:font-name-complex="Times New Roman1" style:font-family-complex="'Times New Roman'" style:font-family-generic-complex="system" style:font-pitch-complex="variable" style:font-size-complex="12pt" style:language-complex="ar" style:country-complex="SA" style:font-style-complex="italic" style:font-weight-complex="bold"/>
    </style:style>
    <style:style style:name="Heading_20_3" style:display-name="Heading 3" style:family="paragraph" style:parent-style-name="Standard" style:default-outline-level="3"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2pt" fo:language="en" fo:country="IN" fo:font-weight="bold" style:letter-kerning="false" style:font-name-asian="SimSun" style:font-family-asian="SimSun" style:font-family-generic-asian="system" style:font-pitch-asian="variable" style:font-size-asian="12pt" style:language-asian="en" style:country-asian="IN"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Default_20_Paragraph_20_Font1" style:display-name="Default Paragraph Font1" style:family="paragraph" style:next-style-name="Standard" style:default-outline-level="">
      <style:paragraph-properties fo:text-align="start" style:justify-single-word="false" fo:orphans="2" fo:widows="2" style:punctuation-wrap="hanging" style:vertical-align="baseline" style:writing-mode="lr-tb"/>
      <style:text-properties style:use-window-font-color="true" style:font-name="Times" fo:font-family="Times" style:font-family-generic="roman" style:font-pitch="variable" fo:font-size="10pt" fo:language="en" fo:country="US" style:letter-kerning="false" style:font-name-asian="PMingLiU" style:font-family-asian="PMingLiU" style:font-family-generic-asian="system" style:font-pitch-asian="variable" style:font-size-asian="10pt" style:language-asian="zh" style:country-asian="TW" style:font-name-complex="Times1" style:font-family-complex="Times" style:font-family-generic-complex="system" style:font-pitch-complex="variable" style:font-size-complex="10pt" style:language-complex="ar" style:country-complex="SA"/>
    </style:style>
    <style:style style:name="Normal_20_Indent" style:display-name="Normal Indent" style:family="paragraph" style:parent-style-name="Standard" style:default-outline-level="">
      <style:paragraph-properties fo:margin-left="1.27cm" fo:margin-right="0cm" fo:text-indent="0cm" style:auto-text-indent="false"/>
    </style:style>
    <style:style style:name="Footnote" style:family="paragraph" style:parent-style-name="Standard" style:default-outline-level="" style:class="extra"/>
    <style:style style:name="Balloon_20_Text" style:display-name="Balloon Text" style:family="paragraph" style:parent-style-name="Standard" style:default-outline-level="">
      <style:text-properties style:font-name="Arial" fo:font-family="Arial" style:font-family-generic="roman" style:font-pitch="variable" fo:font-size="8pt" style:font-size-asian="8pt" style:font-name-complex="Times New Roman1" style:font-family-complex="'Times New Roman'"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8%" fo:text-indent="0cm" style:auto-text-indent="false" style:punctuation-wrap="simple" style:vertical-align="auto"/>
      <style:text-properties style:font-name="Calibri" fo:font-family="Calibri" style:font-family-generic="roman" style:font-pitch="variable" fo:font-size="11pt" fo:language="en" fo:country="IN" style:font-name-asian="Calibri1" style:font-family-asian="Calibri" style:font-family-generic-asian="system" style:font-pitch-asian="variable" style:font-size-asian="11pt" style:language-asian="en" style:country-asian="US" style:font-name-complex="Sendnya" style:font-family-complex="Sendnya" style:font-family-generic-complex="system" style:font-pitch-complex="variable" style:font-size-complex="11pt" style:language-complex="or" style:country-complex="IN"/>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sfaddress" style:family="text" style:parent-style-name="Default_20_Paragraph_20_Font"/>
    <style:style style:name="Internet_20_link" style:display-name="Internet link" style:family="text">
      <style:text-properties style:use-window-font-color="true" style:text-underline-style="solid" style:text-underline-width="auto" style:text-underline-color="font-color"/>
    </style:style>
    <style:style style:name="Strong"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Header_20_Char" style:display-name="Header Char" style:family="text" style:parent-style-name="Default_20_Paragraph_20_Font">
      <style:text-properties style:font-name="Times" fo:font-family="Times" style:font-family-generic="roman" style:font-pitch="variable" fo:language="en" fo:country="AU" style:font-name-asian="PMingLiU" style:font-family-asian="PMingLiU" style:font-family-generic-asian="system" style:font-pitch-asian="variable" style:language-asian="zh" style:country-asian="TW" style:font-name-complex="Times1" style:font-family-complex="Times" style:font-family-generic-complex="system" style:font-pitch-complex="variable"/>
    </style:style>
    <style:style style:name="Footer_20_Char" style:display-name="Footer Char" style:family="text" style:parent-style-name="Default_20_Paragraph_20_Font">
      <style:text-properties style:font-name="Times" fo:font-family="Times" style:font-family-generic="roman" style:font-pitch="variable" fo:language="en" fo:country="AU" style:font-name-asian="PMingLiU" style:font-family-asian="PMingLiU" style:font-family-generic-asian="system" style:font-pitch-asian="variable" style:language-asian="zh" style:country-asian="TW" style:font-name-complex="Times1" style:font-family-complex="Times"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ListLabel_20_2" style:display-name="ListLabel 2"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3" style:display-name="ListLabel 3"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4" style:display-name="ListLabel 4"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5" style:display-name="ListLabel 5"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ListLabel_20_6" style:display-name="ListLabel 6"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7" style:display-name="ListLabel 7"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8" style:display-name="ListLabel 8"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9" style:display-name="ListLabel 9"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ListLabel_20_10" style:display-name="ListLabel 10"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11" style:display-name="ListLabel 11"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12" style:display-name="ListLabel 12"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1.836cm" style:writing-mode="lr-tb" style:layout-grid-color="#c0c0c0" style:layout-grid-lines="13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9T06:26:00</meta:creation-date>
    <meta:initial-creator>Max</meta:initial-creator>
    <dc:language>en-IN</dc:language>
    <meta:print-date>2004-02-04T17:26:00</meta:print-date>
    <dc:date>2019-11-03T23:39:09.102263049</dc:date>
    <meta:editing-cycles>507</meta:editing-cycles>
    <dc:title>IEEE Conference Paper Template</dc:title>
    <meta:editing-duration>PT15H36M33S</meta:editing-duration>
    <meta:generator>LibreOffice/6.0.7.3$Linux_X86_64 LibreOffice_project/00m0$Build-3</meta:generator>
    <meta:document-statistic meta:table-count="1" meta:image-count="0" meta:object-count="0" meta:page-count="4" meta:paragraph-count="52" meta:word-count="2882" meta:character-count="17711" meta:non-whitespace-character-count="14862"/>
    <meta:user-defined meta:name="AppVersion">16.0000</meta:user-defined>
    <meta:user-defined meta:name="Company">NTU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249955454</meta:user-defined>
    <meta:user-defined meta:name="_AuthorEmail" meta:value-type="string">max@ee.cuhk.edu.hk</meta:user-defined>
    <meta:user-defined meta:name="_AuthorEmailDisplayName" meta:value-type="string">Max Meng</meta:user-defined>
    <meta:user-defined meta:name="_EmailSubject" meta:value-type="string">RE: Re: WCICA2004英文论文格式</meta:user-defined>
    <meta:user-defined meta:name="_ReviewingToolsShownOnce" meta:value-type="string"/>
    <meta:template xlink:type="simple" xlink:actuate="onRequest" xlink:title="Normal" xlink:href=""/>
  </office:meta>
</office:document-meta>
</file>